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Pictures/20000011000000DD000000DDB1B86C74.svm" manifest:media-type="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7.972cm" svg:height="12.009cm" svg:x="25.468cm" svg:y="2.178cm">
            <draw:object draw:notify-on-update-of-ranges="Sheet1.B4:Sheet1.B4 Sheet1.B5:Sheet1.B65 Sheet1.C4:Sheet1.C4 Sheet1.C5:Sheet1.C65 Sheet1.B4:Sheet1.B4 Sheet1.B5:Sheet1.B65 Sheet1.F4:Sheet1.F4 Sheet1.F5:Sheet1.F65 Sheet1.B4:Sheet1.B4 Sheet1.B5:Sheet1.B65 Sheet1.G4:Sheet1.G4 Sheet1.G5:Sheet1.G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3"/>
          <table:table-cell office:value-type="float" office:value="0.15">
            <text:p>0.15</text:p>
          </table:table-cell>
          <table:table-cell table:formula="of:=1-[.D1]" office:value-type="float" office:value="0.85">
            <text:p>0.85</text:p>
          </table:table-cell>
          <table:table-cell table:number-columns-repeated="3"/>
          <table:table-cell office:value-type="float" office:value="0.15">
            <text:p>0.15</text:p>
          </table:table-cell>
          <table:table-cell table:formula="of:=1-[.I1]" office:value-type="float" office:value="0.85">
            <text:p>0.8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/>
          <table:table-cell office:value-type="string">
            <text:p>Pressure</text:p>
          </table:table-cell>
          <table:table-cell office:value-type="string">
            <text:p>Latest</text:p>
          </table:table-cell>
          <table:table-cell office:value-type="string">
            <text:p>Previous</text:p>
          </table:table-cell>
          <table:table-cell office:value-type="string">
            <text:p>Next</text:p>
          </table:table-cell>
          <table:table-cell office:value-type="string">
            <text:p>End to end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formula="of:=[.A5]*60" office:value-type="float" office:value="0">
            <text:p>0</text:p>
          </table:table-cell>
          <table:table-cell office:value-type="float" office:value="101000">
            <text:p>101000</text:p>
          </table:table-cell>
          <table:table-cell office:value-type="float" office:value="0">
            <text:p>0</text:p>
          </table:table-cell>
          <table:table-cell/>
          <table:table-cell table:formula="of:=[.D5]*[.D$1]+[.E5]*[.E$1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[.A6]*60" office:value-type="float" office:value="60">
            <text:p>60</text:p>
          </table:table-cell>
          <table:table-cell office:value-type="float" office:value="101000">
            <text:p>101000</text:p>
          </table:table-cell>
          <table:table-cell table:formula="of:=([.C6]-[.C5])/([.B6]-[.B5])*3600" office:value-type="float" office:value="0">
            <text:p>0</text:p>
          </table:table-cell>
          <table:table-cell table:formula="of:=ROUND([.F5]; 0)" office:value-type="float" office:value="0">
            <text:p>0</text:p>
          </table:table-cell>
          <table:table-cell table:formula="of:=[.D6]*[.D$1]+[.E6]*[.E$1]" office:value-type="float" office:value="0">
            <text:p>0</text:p>
          </table:table-cell>
          <table:table-cell table:formula="of:=([.C6]-[.C$5])/([.B6]-[.B$5])*3600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A7]*60" office:value-type="float" office:value="120">
            <text:p>120</text:p>
          </table:table-cell>
          <table:table-cell office:value-type="float" office:value="101020">
            <text:p>101020</text:p>
          </table:table-cell>
          <table:table-cell table:formula="of:=([.C7]-[.C6])/([.B7]-[.B6])*3600" office:value-type="float" office:value="1200">
            <text:p>1200</text:p>
          </table:table-cell>
          <table:table-cell table:formula="of:=ROUND([.F6]; 0)" office:value-type="float" office:value="0">
            <text:p>0</text:p>
          </table:table-cell>
          <table:table-cell table:formula="of:=[.D7]*[.D$1]+[.E7]*[.E$1]" office:value-type="float" office:value="180">
            <text:p>180</text:p>
          </table:table-cell>
          <table:table-cell table:formula="of:=([.C7]-[.C$5])/([.B7]-[.B$5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A8]*60" office:value-type="float" office:value="180">
            <text:p>180</text:p>
          </table:table-cell>
          <table:table-cell office:value-type="float" office:value="101020">
            <text:p>101020</text:p>
          </table:table-cell>
          <table:table-cell table:formula="of:=([.C8]-[.C7])/([.B8]-[.B7])*3600" office:value-type="float" office:value="0">
            <text:p>0</text:p>
          </table:table-cell>
          <table:table-cell table:formula="of:=ROUND([.F7]; 0)" office:value-type="float" office:value="180">
            <text:p>180</text:p>
          </table:table-cell>
          <table:table-cell table:formula="of:=[.D8]*[.D$1]+[.E8]*[.E$1]" office:value-type="float" office:value="153">
            <text:p>153</text:p>
          </table:table-cell>
          <table:table-cell table:formula="of:=([.C8]-[.C$5])/([.B8]-[.B$5])*3600"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A9]*60" office:value-type="float" office:value="240">
            <text:p>240</text:p>
          </table:table-cell>
          <table:table-cell office:value-type="float" office:value="101020">
            <text:p>101020</text:p>
          </table:table-cell>
          <table:table-cell table:formula="of:=([.C9]-[.C8])/([.B9]-[.B8])*3600" office:value-type="float" office:value="0">
            <text:p>0</text:p>
          </table:table-cell>
          <table:table-cell table:formula="of:=ROUND([.F8]; 0)" office:value-type="float" office:value="153">
            <text:p>153</text:p>
          </table:table-cell>
          <table:table-cell table:formula="of:=[.D9]*[.D$1]+[.E9]*[.E$1]" office:value-type="float" office:value="130.05">
            <text:p>130.05</text:p>
          </table:table-cell>
          <table:table-cell table:formula="of:=([.C9]-[.C$5])/([.B9]-[.B$5])*3600" office:value-type="float" office:value="300">
            <text:p>300</text:p>
          </table:table-cell>
          <table:table-cell table:number-columns-repeated="3"/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A10]*60" office:value-type="float" office:value="300">
            <text:p>300</text:p>
          </table:table-cell>
          <table:table-cell office:value-type="float" office:value="101050">
            <text:p>101050</text:p>
          </table:table-cell>
          <table:table-cell table:formula="of:=([.C10]-[.C9])/([.B10]-[.B9])*3600" office:value-type="float" office:value="1800">
            <text:p>1800</text:p>
          </table:table-cell>
          <table:table-cell table:formula="of:=ROUND([.F9]; 0)" office:value-type="float" office:value="130">
            <text:p>130</text:p>
          </table:table-cell>
          <table:table-cell table:formula="of:=[.D10]*[.D$1]+[.E10]*[.E$1]" office:value-type="float" office:value="380.5">
            <text:p>380.5</text:p>
          </table:table-cell>
          <table:table-cell table:formula="of:=([.C10]-[.C$5])/([.B10]-[.B$5])*3600" office:value-type="float" office:value="600">
            <text:p>600</text:p>
          </table:table-cell>
          <table:table-cell/>
          <table:table-cell table:formula="of:=([.C10]-[.C5])/([.B10]-[.B5])*3600" office:value-type="float" office:value="600">
            <text:p>600</text:p>
          </table:table-cell>
          <table:table-cell table:formula="of:=ROUND([.K9]; 0)" office:value-type="float" office:value="0">
            <text:p>0</text:p>
          </table:table-cell>
          <table:table-cell table:formula="of:=[.I10]*[.I$1]+[.J10]*[.J$1]" office:value-type="float" office:value="90">
            <text:p>9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11]*60" office:value-type="float" office:value="360">
            <text:p>360</text:p>
          </table:table-cell>
          <table:table-cell office:value-type="float" office:value="101050">
            <text:p>101050</text:p>
          </table:table-cell>
          <table:table-cell table:formula="of:=([.C11]-[.C10])/([.B11]-[.B10])*3600" office:value-type="float" office:value="0">
            <text:p>0</text:p>
          </table:table-cell>
          <table:table-cell table:formula="of:=ROUND([.F10]; 0)" office:value-type="float" office:value="381">
            <text:p>381</text:p>
          </table:table-cell>
          <table:table-cell table:formula="of:=[.D11]*[.D$1]+[.E11]*[.E$1]" office:value-type="float" office:value="323.85">
            <text:p>323.85</text:p>
          </table:table-cell>
          <table:table-cell table:formula="of:=([.C11]-[.C$5])/([.B11]-[.B$5])*3600" office:value-type="float" office:value="500">
            <text:p>500</text:p>
          </table:table-cell>
          <table:table-cell/>
          <table:table-cell table:formula="of:=([.C11]-[.C6])/([.B11]-[.B6])*3600" office:value-type="float" office:value="600">
            <text:p>600</text:p>
          </table:table-cell>
          <table:table-cell table:formula="of:=ROUND([.K10]; 0)" office:value-type="float" office:value="90">
            <text:p>90</text:p>
          </table:table-cell>
          <table:table-cell table:formula="of:=[.I11]*[.I$1]+[.J11]*[.J$1]" office:value-type="float" office:value="166.5">
            <text:p>16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12]*60" office:value-type="float" office:value="420">
            <text:p>420</text:p>
          </table:table-cell>
          <table:table-cell office:value-type="float" office:value="101080">
            <text:p>101080</text:p>
          </table:table-cell>
          <table:table-cell table:formula="of:=([.C12]-[.C11])/([.B12]-[.B11])*3600" office:value-type="float" office:value="1800">
            <text:p>1800</text:p>
          </table:table-cell>
          <table:table-cell table:formula="of:=ROUND([.F11]; 0)" office:value-type="float" office:value="324">
            <text:p>324</text:p>
          </table:table-cell>
          <table:table-cell table:formula="of:=[.D12]*[.D$1]+[.E12]*[.E$1]" office:value-type="float" office:value="545.4">
            <text:p>545.4</text:p>
          </table:table-cell>
          <table:table-cell table:formula="of:=([.C12]-[.C$5])/([.B12]-[.B$5])*3600" office:value-type="float" office:value="685.714285714286">
            <text:p>686</text:p>
          </table:table-cell>
          <table:table-cell/>
          <table:table-cell table:formula="of:=([.C12]-[.C7])/([.B12]-[.B7])*3600" office:value-type="float" office:value="720">
            <text:p>720</text:p>
          </table:table-cell>
          <table:table-cell table:formula="of:=ROUND([.K11]; 0)" office:value-type="float" office:value="167">
            <text:p>167</text:p>
          </table:table-cell>
          <table:table-cell table:formula="of:=[.I12]*[.I$1]+[.J12]*[.J$1]" office:value-type="float" office:value="249.95">
            <text:p>249.9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13]*60" office:value-type="float" office:value="480">
            <text:p>480</text:p>
          </table:table-cell>
          <table:table-cell office:value-type="float" office:value="101110">
            <text:p>101110</text:p>
          </table:table-cell>
          <table:table-cell table:formula="of:=([.C13]-[.C12])/([.B13]-[.B12])*3600" office:value-type="float" office:value="1800">
            <text:p>1800</text:p>
          </table:table-cell>
          <table:table-cell table:formula="of:=ROUND([.F12]; 0)" office:value-type="float" office:value="545">
            <text:p>545</text:p>
          </table:table-cell>
          <table:table-cell table:formula="of:=[.D13]*[.D$1]+[.E13]*[.E$1]" office:value-type="float" office:value="733.25">
            <text:p>733.25</text:p>
          </table:table-cell>
          <table:table-cell table:formula="of:=([.C13]-[.C$5])/([.B13]-[.B$5])*3600" office:value-type="float" office:value="825">
            <text:p>825</text:p>
          </table:table-cell>
          <table:table-cell/>
          <table:table-cell table:formula="of:=([.C13]-[.C8])/([.B13]-[.B8])*3600" office:value-type="float" office:value="1080">
            <text:p>1080</text:p>
          </table:table-cell>
          <table:table-cell table:formula="of:=ROUND([.K12]; 0)" office:value-type="float" office:value="250">
            <text:p>250</text:p>
          </table:table-cell>
          <table:table-cell table:formula="of:=[.I13]*[.I$1]+[.J13]*[.J$1]" office:value-type="float" office:value="374.5">
            <text:p>37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4]*60" office:value-type="float" office:value="540">
            <text:p>540</text:p>
          </table:table-cell>
          <table:table-cell office:value-type="float" office:value="101120">
            <text:p>101120</text:p>
          </table:table-cell>
          <table:table-cell table:formula="of:=([.C14]-[.C13])/([.B14]-[.B13])*3600" office:value-type="float" office:value="600">
            <text:p>600</text:p>
          </table:table-cell>
          <table:table-cell table:formula="of:=ROUND([.F13]; 0)" office:value-type="float" office:value="733">
            <text:p>733</text:p>
          </table:table-cell>
          <table:table-cell table:formula="of:=[.D14]*[.D$1]+[.E14]*[.E$1]" office:value-type="float" office:value="713.05">
            <text:p>713.05</text:p>
          </table:table-cell>
          <table:table-cell table:formula="of:=([.C14]-[.C$5])/([.B14]-[.B$5])*3600" office:value-type="float" office:value="800">
            <text:p>800</text:p>
          </table:table-cell>
          <table:table-cell/>
          <table:table-cell table:formula="of:=([.C14]-[.C9])/([.B14]-[.B9])*3600" office:value-type="float" office:value="1200">
            <text:p>1200</text:p>
          </table:table-cell>
          <table:table-cell table:formula="of:=ROUND([.K13]; 0)" office:value-type="float" office:value="375">
            <text:p>375</text:p>
          </table:table-cell>
          <table:table-cell table:formula="of:=[.I14]*[.I$1]+[.J14]*[.J$1]" office:value-type="float" office:value="498.75">
            <text:p>498.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5]*60" office:value-type="float" office:value="600">
            <text:p>600</text:p>
          </table:table-cell>
          <table:table-cell office:value-type="float" office:value="101110">
            <text:p>101110</text:p>
          </table:table-cell>
          <table:table-cell table:formula="of:=([.C15]-[.C14])/([.B15]-[.B14])*3600" office:value-type="float" office:value="-600">
            <text:p>-600</text:p>
          </table:table-cell>
          <table:table-cell table:formula="of:=ROUND([.F14]; 0)" office:value-type="float" office:value="713">
            <text:p>713</text:p>
          </table:table-cell>
          <table:table-cell table:formula="of:=[.D15]*[.D$1]+[.E15]*[.E$1]" office:value-type="float" office:value="516.05">
            <text:p>516.05</text:p>
          </table:table-cell>
          <table:table-cell table:formula="of:=([.C15]-[.C$5])/([.B15]-[.B$5])*3600" office:value-type="float" office:value="660">
            <text:p>660</text:p>
          </table:table-cell>
          <table:table-cell/>
          <table:table-cell table:formula="of:=([.C15]-[.C10])/([.B15]-[.B10])*3600" office:value-type="float" office:value="720">
            <text:p>720</text:p>
          </table:table-cell>
          <table:table-cell table:formula="of:=ROUND([.K14]; 0)" office:value-type="float" office:value="499">
            <text:p>499</text:p>
          </table:table-cell>
          <table:table-cell table:formula="of:=[.I15]*[.I$1]+[.J15]*[.J$1]" office:value-type="float" office:value="532.15">
            <text:p>532.1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6]*60" office:value-type="float" office:value="660">
            <text:p>660</text:p>
          </table:table-cell>
          <table:table-cell office:value-type="float" office:value="101120">
            <text:p>101120</text:p>
          </table:table-cell>
          <table:table-cell table:formula="of:=([.C16]-[.C15])/([.B16]-[.B15])*3600" office:value-type="float" office:value="600">
            <text:p>600</text:p>
          </table:table-cell>
          <table:table-cell table:formula="of:=ROUND([.F15]; 0)" office:value-type="float" office:value="516">
            <text:p>516</text:p>
          </table:table-cell>
          <table:table-cell table:formula="of:=[.D16]*[.D$1]+[.E16]*[.E$1]" office:value-type="float" office:value="528.6">
            <text:p>528.6</text:p>
          </table:table-cell>
          <table:table-cell table:formula="of:=([.C16]-[.C$5])/([.B16]-[.B$5])*3600" office:value-type="float" office:value="654.545454545455">
            <text:p>655</text:p>
          </table:table-cell>
          <table:table-cell/>
          <table:table-cell table:formula="of:=([.C16]-[.C11])/([.B16]-[.B11])*3600" office:value-type="float" office:value="840">
            <text:p>840</text:p>
          </table:table-cell>
          <table:table-cell table:formula="of:=ROUND([.K15]; 0)" office:value-type="float" office:value="532">
            <text:p>532</text:p>
          </table:table-cell>
          <table:table-cell table:formula="of:=[.I16]*[.I$1]+[.J16]*[.J$1]" office:value-type="float" office:value="578.2">
            <text:p>578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7]*60" office:value-type="float" office:value="720">
            <text:p>720</text:p>
          </table:table-cell>
          <table:table-cell office:value-type="float" office:value="101150">
            <text:p>101150</text:p>
          </table:table-cell>
          <table:table-cell table:formula="of:=([.C17]-[.C16])/([.B17]-[.B16])*3600" office:value-type="float" office:value="1800">
            <text:p>1800</text:p>
          </table:table-cell>
          <table:table-cell table:formula="of:=ROUND([.F16]; 0)" office:value-type="float" office:value="529">
            <text:p>529</text:p>
          </table:table-cell>
          <table:table-cell table:formula="of:=[.D17]*[.D$1]+[.E17]*[.E$1]" office:value-type="float" office:value="719.65">
            <text:p>719.65</text:p>
          </table:table-cell>
          <table:table-cell table:formula="of:=([.C17]-[.C$5])/([.B17]-[.B$5])*3600" office:value-type="float" office:value="750">
            <text:p>750</text:p>
          </table:table-cell>
          <table:table-cell/>
          <table:table-cell table:formula="of:=([.C17]-[.C12])/([.B17]-[.B12])*3600" office:value-type="float" office:value="840">
            <text:p>840</text:p>
          </table:table-cell>
          <table:table-cell table:formula="of:=ROUND([.K16]; 0)" office:value-type="float" office:value="578">
            <text:p>578</text:p>
          </table:table-cell>
          <table:table-cell table:formula="of:=[.I17]*[.I$1]+[.J17]*[.J$1]" office:value-type="float" office:value="617.3">
            <text:p>617.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8]*60" office:value-type="float" office:value="780">
            <text:p>780</text:p>
          </table:table-cell>
          <table:table-cell office:value-type="float" office:value="101120">
            <text:p>101120</text:p>
          </table:table-cell>
          <table:table-cell table:formula="of:=([.C18]-[.C17])/([.B18]-[.B17])*3600" office:value-type="float" office:value="-1800">
            <text:p>-1800</text:p>
          </table:table-cell>
          <table:table-cell table:formula="of:=ROUND([.F17]; 0)" office:value-type="float" office:value="720">
            <text:p>720</text:p>
          </table:table-cell>
          <table:table-cell table:formula="of:=[.D18]*[.D$1]+[.E18]*[.E$1]" office:value-type="float" office:value="342">
            <text:p>342</text:p>
          </table:table-cell>
          <table:table-cell table:formula="of:=([.C18]-[.C$5])/([.B18]-[.B$5])*3600" office:value-type="float" office:value="553.846153846154">
            <text:p>554</text:p>
          </table:table-cell>
          <table:table-cell/>
          <table:table-cell table:formula="of:=([.C18]-[.C13])/([.B18]-[.B13])*3600" office:value-type="float" office:value="120">
            <text:p>120</text:p>
          </table:table-cell>
          <table:table-cell table:formula="of:=ROUND([.K17]; 0)" office:value-type="float" office:value="617">
            <text:p>617</text:p>
          </table:table-cell>
          <table:table-cell table:formula="of:=[.I18]*[.I$1]+[.J18]*[.J$1]" office:value-type="float" office:value="542.45">
            <text:p>542.4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19]*60" office:value-type="float" office:value="840">
            <text:p>840</text:p>
          </table:table-cell>
          <table:table-cell office:value-type="float" office:value="101150">
            <text:p>101150</text:p>
          </table:table-cell>
          <table:table-cell table:formula="of:=([.C19]-[.C18])/([.B19]-[.B18])*3600" office:value-type="float" office:value="1800">
            <text:p>1800</text:p>
          </table:table-cell>
          <table:table-cell table:formula="of:=ROUND([.F18]; 0)" office:value-type="float" office:value="342">
            <text:p>342</text:p>
          </table:table-cell>
          <table:table-cell table:formula="of:=[.D19]*[.D$1]+[.E19]*[.E$1]" office:value-type="float" office:value="560.7">
            <text:p>560.7</text:p>
          </table:table-cell>
          <table:table-cell table:formula="of:=([.C19]-[.C$5])/([.B19]-[.B$5])*3600" office:value-type="float" office:value="642.857142857143">
            <text:p>643</text:p>
          </table:table-cell>
          <table:table-cell/>
          <table:table-cell table:formula="of:=([.C19]-[.C14])/([.B19]-[.B14])*3600" office:value-type="float" office:value="360">
            <text:p>360</text:p>
          </table:table-cell>
          <table:table-cell table:formula="of:=ROUND([.K18]; 0)" office:value-type="float" office:value="542">
            <text:p>542</text:p>
          </table:table-cell>
          <table:table-cell table:formula="of:=[.I19]*[.I$1]+[.J19]*[.J$1]" office:value-type="float" office:value="514.7">
            <text:p>514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20]*60" office:value-type="float" office:value="900">
            <text:p>900</text:p>
          </table:table-cell>
          <table:table-cell office:value-type="float" office:value="101180">
            <text:p>101180</text:p>
          </table:table-cell>
          <table:table-cell table:formula="of:=([.C20]-[.C19])/([.B20]-[.B19])*3600" office:value-type="float" office:value="1800">
            <text:p>1800</text:p>
          </table:table-cell>
          <table:table-cell table:formula="of:=ROUND([.F19]; 0)" office:value-type="float" office:value="561">
            <text:p>561</text:p>
          </table:table-cell>
          <table:table-cell table:formula="of:=[.D20]*[.D$1]+[.E20]*[.E$1]" office:value-type="float" office:value="746.85">
            <text:p>746.85</text:p>
          </table:table-cell>
          <table:table-cell table:formula="of:=([.C20]-[.C$5])/([.B20]-[.B$5])*3600" office:value-type="float" office:value="720">
            <text:p>720</text:p>
          </table:table-cell>
          <table:table-cell/>
          <table:table-cell table:formula="of:=([.C20]-[.C15])/([.B20]-[.B15])*3600" office:value-type="float" office:value="840">
            <text:p>840</text:p>
          </table:table-cell>
          <table:table-cell table:formula="of:=ROUND([.K19]; 0)" office:value-type="float" office:value="515">
            <text:p>515</text:p>
          </table:table-cell>
          <table:table-cell table:formula="of:=[.I20]*[.I$1]+[.J20]*[.J$1]" office:value-type="float" office:value="563.75">
            <text:p>563.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21]*60" office:value-type="float" office:value="960">
            <text:p>960</text:p>
          </table:table-cell>
          <table:table-cell office:value-type="float" office:value="101180">
            <text:p>101180</text:p>
          </table:table-cell>
          <table:table-cell table:formula="of:=([.C21]-[.C20])/([.B21]-[.B20])*3600" office:value-type="float" office:value="0">
            <text:p>0</text:p>
          </table:table-cell>
          <table:table-cell table:formula="of:=ROUND([.F20]; 0)" office:value-type="float" office:value="747">
            <text:p>747</text:p>
          </table:table-cell>
          <table:table-cell table:formula="of:=[.D21]*[.D$1]+[.E21]*[.E$1]" office:value-type="float" office:value="634.95">
            <text:p>634.95</text:p>
          </table:table-cell>
          <table:table-cell table:formula="of:=([.C21]-[.C$5])/([.B21]-[.B$5])*3600" office:value-type="float" office:value="675">
            <text:p>675</text:p>
          </table:table-cell>
          <table:table-cell/>
          <table:table-cell table:formula="of:=([.C21]-[.C16])/([.B21]-[.B16])*3600" office:value-type="float" office:value="720">
            <text:p>720</text:p>
          </table:table-cell>
          <table:table-cell table:formula="of:=ROUND([.K20]; 0)" office:value-type="float" office:value="564">
            <text:p>564</text:p>
          </table:table-cell>
          <table:table-cell table:formula="of:=[.I21]*[.I$1]+[.J21]*[.J$1]" office:value-type="float" office:value="587.4">
            <text:p>587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22]*60" office:value-type="float" office:value="1020">
            <text:p>1020</text:p>
          </table:table-cell>
          <table:table-cell office:value-type="float" office:value="101150">
            <text:p>101150</text:p>
          </table:table-cell>
          <table:table-cell table:formula="of:=([.C22]-[.C21])/([.B22]-[.B21])*3600" office:value-type="float" office:value="-1800">
            <text:p>-1800</text:p>
          </table:table-cell>
          <table:table-cell table:formula="of:=ROUND([.F21]; 0)" office:value-type="float" office:value="635">
            <text:p>635</text:p>
          </table:table-cell>
          <table:table-cell table:formula="of:=[.D22]*[.D$1]+[.E22]*[.E$1]" office:value-type="float" office:value="269.75">
            <text:p>269.75</text:p>
          </table:table-cell>
          <table:table-cell table:formula="of:=([.C22]-[.C$5])/([.B22]-[.B$5])*3600" office:value-type="float" office:value="529.411764705882">
            <text:p>529</text:p>
          </table:table-cell>
          <table:table-cell/>
          <table:table-cell table:formula="of:=([.C22]-[.C17])/([.B22]-[.B17])*3600" office:value-type="float" office:value="0">
            <text:p>0</text:p>
          </table:table-cell>
          <table:table-cell table:formula="of:=ROUND([.K21]; 0)" office:value-type="float" office:value="587">
            <text:p>587</text:p>
          </table:table-cell>
          <table:table-cell table:formula="of:=[.I22]*[.I$1]+[.J22]*[.J$1]" office:value-type="float" office:value="498.95">
            <text:p>498.9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23]*60" office:value-type="float" office:value="1080">
            <text:p>1080</text:p>
          </table:table-cell>
          <table:table-cell office:value-type="float" office:value="101180">
            <text:p>101180</text:p>
          </table:table-cell>
          <table:table-cell table:formula="of:=([.C23]-[.C22])/([.B23]-[.B22])*3600" office:value-type="float" office:value="1800">
            <text:p>1800</text:p>
          </table:table-cell>
          <table:table-cell table:formula="of:=ROUND([.F22]; 0)" office:value-type="float" office:value="270">
            <text:p>270</text:p>
          </table:table-cell>
          <table:table-cell table:formula="of:=[.D23]*[.D$1]+[.E23]*[.E$1]" office:value-type="float" office:value="499.5">
            <text:p>499.5</text:p>
          </table:table-cell>
          <table:table-cell table:formula="of:=([.C23]-[.C$5])/([.B23]-[.B$5])*3600" office:value-type="float" office:value="600">
            <text:p>600</text:p>
          </table:table-cell>
          <table:table-cell/>
          <table:table-cell table:formula="of:=([.C23]-[.C18])/([.B23]-[.B18])*3600" office:value-type="float" office:value="720">
            <text:p>720</text:p>
          </table:table-cell>
          <table:table-cell table:formula="of:=ROUND([.K22]; 0)" office:value-type="float" office:value="499">
            <text:p>499</text:p>
          </table:table-cell>
          <table:table-cell table:formula="of:=[.I23]*[.I$1]+[.J23]*[.J$1]" office:value-type="float" office:value="532.15">
            <text:p>532.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24]*60" office:value-type="float" office:value="1140">
            <text:p>1140</text:p>
          </table:table-cell>
          <table:table-cell office:value-type="float" office:value="101180">
            <text:p>101180</text:p>
          </table:table-cell>
          <table:table-cell table:formula="of:=([.C24]-[.C23])/([.B24]-[.B23])*3600" office:value-type="float" office:value="0">
            <text:p>0</text:p>
          </table:table-cell>
          <table:table-cell table:formula="of:=ROUND([.F23]; 0)" office:value-type="float" office:value="500">
            <text:p>500</text:p>
          </table:table-cell>
          <table:table-cell table:formula="of:=[.D24]*[.D$1]+[.E24]*[.E$1]" office:value-type="float" office:value="425">
            <text:p>425</text:p>
          </table:table-cell>
          <table:table-cell table:formula="of:=([.C24]-[.C$5])/([.B24]-[.B$5])*3600" office:value-type="float" office:value="568.421052631579">
            <text:p>568</text:p>
          </table:table-cell>
          <table:table-cell/>
          <table:table-cell table:formula="of:=([.C24]-[.C19])/([.B24]-[.B19])*3600" office:value-type="float" office:value="360">
            <text:p>360</text:p>
          </table:table-cell>
          <table:table-cell table:formula="of:=ROUND([.K23]; 0)" office:value-type="float" office:value="532">
            <text:p>532</text:p>
          </table:table-cell>
          <table:table-cell table:formula="of:=[.I24]*[.I$1]+[.J24]*[.J$1]" office:value-type="float" office:value="506.2">
            <text:p>506.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5]*60" office:value-type="float" office:value="1200">
            <text:p>1200</text:p>
          </table:table-cell>
          <table:table-cell office:value-type="float" office:value="101200">
            <text:p>101200</text:p>
          </table:table-cell>
          <table:table-cell table:formula="of:=([.C25]-[.C24])/([.B25]-[.B24])*3600" office:value-type="float" office:value="1200">
            <text:p>1200</text:p>
          </table:table-cell>
          <table:table-cell table:formula="of:=ROUND([.F24]; 0)" office:value-type="float" office:value="425">
            <text:p>425</text:p>
          </table:table-cell>
          <table:table-cell table:formula="of:=[.D25]*[.D$1]+[.E25]*[.E$1]" office:value-type="float" office:value="541.25">
            <text:p>541.25</text:p>
          </table:table-cell>
          <table:table-cell table:formula="of:=([.C25]-[.C$5])/([.B25]-[.B$5])*3600" office:value-type="float" office:value="600">
            <text:p>600</text:p>
          </table:table-cell>
          <table:table-cell/>
          <table:table-cell table:formula="of:=([.C25]-[.C20])/([.B25]-[.B20])*3600" office:value-type="float" office:value="240">
            <text:p>240</text:p>
          </table:table-cell>
          <table:table-cell table:formula="of:=ROUND([.K24]; 0)" office:value-type="float" office:value="506">
            <text:p>506</text:p>
          </table:table-cell>
          <table:table-cell table:formula="of:=[.I25]*[.I$1]+[.J25]*[.J$1]" office:value-type="float" office:value="466.1">
            <text:p>466.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26]*60" office:value-type="float" office:value="1260">
            <text:p>1260</text:p>
          </table:table-cell>
          <table:table-cell office:value-type="float" office:value="101200">
            <text:p>101200</text:p>
          </table:table-cell>
          <table:table-cell table:formula="of:=([.C26]-[.C25])/([.B26]-[.B25])*3600" office:value-type="float" office:value="0">
            <text:p>0</text:p>
          </table:table-cell>
          <table:table-cell table:formula="of:=ROUND([.F25]; 0)" office:value-type="float" office:value="541">
            <text:p>541</text:p>
          </table:table-cell>
          <table:table-cell table:formula="of:=[.D26]*[.D$1]+[.E26]*[.E$1]" office:value-type="float" office:value="459.85">
            <text:p>459.85</text:p>
          </table:table-cell>
          <table:table-cell table:formula="of:=([.C26]-[.C$5])/([.B26]-[.B$5])*3600" office:value-type="float" office:value="571.428571428571">
            <text:p>571</text:p>
          </table:table-cell>
          <table:table-cell/>
          <table:table-cell table:formula="of:=([.C26]-[.C21])/([.B26]-[.B21])*3600" office:value-type="float" office:value="240">
            <text:p>240</text:p>
          </table:table-cell>
          <table:table-cell table:formula="of:=ROUND([.K25]; 0)" office:value-type="float" office:value="466">
            <text:p>466</text:p>
          </table:table-cell>
          <table:table-cell table:formula="of:=[.I26]*[.I$1]+[.J26]*[.J$1]" office:value-type="float" office:value="432.1">
            <text:p>432.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27]*60" office:value-type="float" office:value="1320">
            <text:p>1320</text:p>
          </table:table-cell>
          <table:table-cell office:value-type="float" office:value="101220">
            <text:p>101220</text:p>
          </table:table-cell>
          <table:table-cell table:formula="of:=([.C27]-[.C26])/([.B27]-[.B26])*3600" office:value-type="float" office:value="1200">
            <text:p>1200</text:p>
          </table:table-cell>
          <table:table-cell table:formula="of:=ROUND([.F26]; 0)" office:value-type="float" office:value="460">
            <text:p>460</text:p>
          </table:table-cell>
          <table:table-cell table:formula="of:=[.D27]*[.D$1]+[.E27]*[.E$1]" office:value-type="float" office:value="571">
            <text:p>571</text:p>
          </table:table-cell>
          <table:table-cell table:formula="of:=([.C27]-[.C$5])/([.B27]-[.B$5])*3600" office:value-type="float" office:value="600">
            <text:p>600</text:p>
          </table:table-cell>
          <table:table-cell/>
          <table:table-cell table:formula="of:=([.C27]-[.C22])/([.B27]-[.B22])*3600" office:value-type="float" office:value="840">
            <text:p>840</text:p>
          </table:table-cell>
          <table:table-cell table:formula="of:=ROUND([.K26]; 0)" office:value-type="float" office:value="432">
            <text:p>432</text:p>
          </table:table-cell>
          <table:table-cell table:formula="of:=[.I27]*[.I$1]+[.J27]*[.J$1]" office:value-type="float" office:value="493.2">
            <text:p>493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28]*60" office:value-type="float" office:value="1380">
            <text:p>1380</text:p>
          </table:table-cell>
          <table:table-cell office:value-type="float" office:value="101200">
            <text:p>101200</text:p>
          </table:table-cell>
          <table:table-cell table:formula="of:=([.C28]-[.C27])/([.B28]-[.B27])*3600" office:value-type="float" office:value="-1200">
            <text:p>-1200</text:p>
          </table:table-cell>
          <table:table-cell table:formula="of:=ROUND([.F27]; 0)" office:value-type="float" office:value="571">
            <text:p>571</text:p>
          </table:table-cell>
          <table:table-cell table:formula="of:=[.D28]*[.D$1]+[.E28]*[.E$1]" office:value-type="float" office:value="305.35">
            <text:p>305.35</text:p>
          </table:table-cell>
          <table:table-cell table:formula="of:=([.C28]-[.C$5])/([.B28]-[.B$5])*3600" office:value-type="float" office:value="521.739130434783">
            <text:p>522</text:p>
          </table:table-cell>
          <table:table-cell/>
          <table:table-cell table:formula="of:=([.C28]-[.C23])/([.B28]-[.B23])*3600" office:value-type="float" office:value="240">
            <text:p>240</text:p>
          </table:table-cell>
          <table:table-cell table:formula="of:=ROUND([.K27]; 0)" office:value-type="float" office:value="493">
            <text:p>493</text:p>
          </table:table-cell>
          <table:table-cell table:formula="of:=[.I28]*[.I$1]+[.J28]*[.J$1]" office:value-type="float" office:value="455.05">
            <text:p>455.0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29]*60" office:value-type="float" office:value="1440">
            <text:p>1440</text:p>
          </table:table-cell>
          <table:table-cell office:value-type="float" office:value="101250">
            <text:p>101250</text:p>
          </table:table-cell>
          <table:table-cell table:formula="of:=([.C29]-[.C28])/([.B29]-[.B28])*3600" office:value-type="float" office:value="3000">
            <text:p>3000</text:p>
          </table:table-cell>
          <table:table-cell table:formula="of:=ROUND([.F28]; 0)" office:value-type="float" office:value="305">
            <text:p>305</text:p>
          </table:table-cell>
          <table:table-cell table:formula="of:=[.D29]*[.D$1]+[.E29]*[.E$1]" office:value-type="float" office:value="709.25">
            <text:p>709.25</text:p>
          </table:table-cell>
          <table:table-cell table:formula="of:=([.C29]-[.C$5])/([.B29]-[.B$5])*3600" office:value-type="float" office:value="625">
            <text:p>625</text:p>
          </table:table-cell>
          <table:table-cell/>
          <table:table-cell table:formula="of:=([.C29]-[.C24])/([.B29]-[.B24])*3600" office:value-type="float" office:value="840">
            <text:p>840</text:p>
          </table:table-cell>
          <table:table-cell table:formula="of:=ROUND([.K28]; 0)" office:value-type="float" office:value="455">
            <text:p>455</text:p>
          </table:table-cell>
          <table:table-cell table:formula="of:=[.I29]*[.I$1]+[.J29]*[.J$1]" office:value-type="float" office:value="512.75">
            <text:p>512.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30]*60" office:value-type="float" office:value="1500">
            <text:p>1500</text:p>
          </table:table-cell>
          <table:table-cell office:value-type="float" office:value="101300">
            <text:p>101300</text:p>
          </table:table-cell>
          <table:table-cell table:formula="of:=([.C30]-[.C29])/([.B30]-[.B29])*3600" office:value-type="float" office:value="3000">
            <text:p>3000</text:p>
          </table:table-cell>
          <table:table-cell table:formula="of:=ROUND([.F29]; 0)" office:value-type="float" office:value="709">
            <text:p>709</text:p>
          </table:table-cell>
          <table:table-cell table:formula="of:=[.D30]*[.D$1]+[.E30]*[.E$1]" office:value-type="float" office:value="1052.65">
            <text:p>1052.65</text:p>
          </table:table-cell>
          <table:table-cell table:formula="of:=([.C30]-[.C$5])/([.B30]-[.B$5])*3600" office:value-type="float" office:value="720">
            <text:p>720</text:p>
          </table:table-cell>
          <table:table-cell/>
          <table:table-cell table:formula="of:=([.C30]-[.C25])/([.B30]-[.B25])*3600" office:value-type="float" office:value="1200">
            <text:p>1200</text:p>
          </table:table-cell>
          <table:table-cell table:formula="of:=ROUND([.K29]; 0)" office:value-type="float" office:value="513">
            <text:p>513</text:p>
          </table:table-cell>
          <table:table-cell table:formula="of:=[.I30]*[.I$1]+[.J30]*[.J$1]" office:value-type="float" office:value="616.05">
            <text:p>616.0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31]*60" office:value-type="float" office:value="1560">
            <text:p>1560</text:p>
          </table:table-cell>
          <table:table-cell office:value-type="float" office:value="101350">
            <text:p>101350</text:p>
          </table:table-cell>
          <table:table-cell table:formula="of:=([.C31]-[.C30])/([.B31]-[.B30])*3600" office:value-type="float" office:value="3000">
            <text:p>3000</text:p>
          </table:table-cell>
          <table:table-cell table:formula="of:=ROUND([.F30]; 0)" office:value-type="float" office:value="1053">
            <text:p>1053</text:p>
          </table:table-cell>
          <table:table-cell table:formula="of:=[.D31]*[.D$1]+[.E31]*[.E$1]" office:value-type="float" office:value="1345.05">
            <text:p>1345.05</text:p>
          </table:table-cell>
          <table:table-cell table:formula="of:=([.C31]-[.C$5])/([.B31]-[.B$5])*3600" office:value-type="float" office:value="807.692307692308">
            <text:p>808</text:p>
          </table:table-cell>
          <table:table-cell/>
          <table:table-cell table:formula="of:=([.C31]-[.C26])/([.B31]-[.B26])*3600" office:value-type="float" office:value="1800">
            <text:p>1800</text:p>
          </table:table-cell>
          <table:table-cell table:formula="of:=ROUND([.K30]; 0)" office:value-type="float" office:value="616">
            <text:p>616</text:p>
          </table:table-cell>
          <table:table-cell table:formula="of:=[.I31]*[.I$1]+[.J31]*[.J$1]" office:value-type="float" office:value="793.6">
            <text:p>793.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A32]*60" office:value-type="float" office:value="1620">
            <text:p>1620</text:p>
          </table:table-cell>
          <table:table-cell office:value-type="float" office:value="101380">
            <text:p>101380</text:p>
          </table:table-cell>
          <table:table-cell table:formula="of:=([.C32]-[.C31])/([.B32]-[.B31])*3600" office:value-type="float" office:value="1800">
            <text:p>1800</text:p>
          </table:table-cell>
          <table:table-cell table:formula="of:=ROUND([.F31]; 0)" office:value-type="float" office:value="1345">
            <text:p>1345</text:p>
          </table:table-cell>
          <table:table-cell table:formula="of:=[.D32]*[.D$1]+[.E32]*[.E$1]" office:value-type="float" office:value="1413.25">
            <text:p>1413.25</text:p>
          </table:table-cell>
          <table:table-cell table:formula="of:=([.C32]-[.C$5])/([.B32]-[.B$5])*3600" office:value-type="float" office:value="844.444444444444">
            <text:p>844</text:p>
          </table:table-cell>
          <table:table-cell/>
          <table:table-cell table:formula="of:=([.C32]-[.C27])/([.B32]-[.B27])*3600" office:value-type="float" office:value="1920">
            <text:p>1920</text:p>
          </table:table-cell>
          <table:table-cell table:formula="of:=ROUND([.K31]; 0)" office:value-type="float" office:value="794">
            <text:p>794</text:p>
          </table:table-cell>
          <table:table-cell table:formula="of:=[.I32]*[.I$1]+[.J32]*[.J$1]" office:value-type="float" office:value="962.9">
            <text:p>962.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A33]*60" office:value-type="float" office:value="1680">
            <text:p>1680</text:p>
          </table:table-cell>
          <table:table-cell office:value-type="float" office:value="101410">
            <text:p>101410</text:p>
          </table:table-cell>
          <table:table-cell table:formula="of:=([.C33]-[.C32])/([.B33]-[.B32])*3600" office:value-type="float" office:value="1800">
            <text:p>1800</text:p>
          </table:table-cell>
          <table:table-cell table:formula="of:=ROUND([.F32]; 0)" office:value-type="float" office:value="1413">
            <text:p>1413</text:p>
          </table:table-cell>
          <table:table-cell table:formula="of:=[.D33]*[.D$1]+[.E33]*[.E$1]" office:value-type="float" office:value="1471.05">
            <text:p>1471.05</text:p>
          </table:table-cell>
          <table:table-cell table:formula="of:=([.C33]-[.C$5])/([.B33]-[.B$5])*3600" office:value-type="float" office:value="878.571428571429">
            <text:p>879</text:p>
          </table:table-cell>
          <table:table-cell/>
          <table:table-cell table:formula="of:=([.C33]-[.C28])/([.B33]-[.B28])*3600" office:value-type="float" office:value="2520">
            <text:p>2520</text:p>
          </table:table-cell>
          <table:table-cell table:formula="of:=ROUND([.K32]; 0)" office:value-type="float" office:value="963">
            <text:p>963</text:p>
          </table:table-cell>
          <table:table-cell table:formula="of:=[.I33]*[.I$1]+[.J33]*[.J$1]" office:value-type="float" office:value="1196.55">
            <text:p>1196.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A34]*60" office:value-type="float" office:value="1740">
            <text:p>1740</text:p>
          </table:table-cell>
          <table:table-cell office:value-type="float" office:value="101400">
            <text:p>101400</text:p>
          </table:table-cell>
          <table:table-cell table:formula="of:=([.C34]-[.C33])/([.B34]-[.B33])*3600" office:value-type="float" office:value="-600">
            <text:p>-600</text:p>
          </table:table-cell>
          <table:table-cell table:formula="of:=ROUND([.F33]; 0)" office:value-type="float" office:value="1471">
            <text:p>1471</text:p>
          </table:table-cell>
          <table:table-cell table:formula="of:=[.D34]*[.D$1]+[.E34]*[.E$1]" office:value-type="float" office:value="1160.35">
            <text:p>1160.35</text:p>
          </table:table-cell>
          <table:table-cell table:formula="of:=([.C34]-[.C$5])/([.B34]-[.B$5])*3600" office:value-type="float" office:value="827.586206896552">
            <text:p>828</text:p>
          </table:table-cell>
          <table:table-cell/>
          <table:table-cell table:formula="of:=([.C34]-[.C29])/([.B34]-[.B29])*3600" office:value-type="float" office:value="1800">
            <text:p>1800</text:p>
          </table:table-cell>
          <table:table-cell table:formula="of:=ROUND([.K33]; 0)" office:value-type="float" office:value="1197">
            <text:p>1197</text:p>
          </table:table-cell>
          <table:table-cell table:formula="of:=[.I34]*[.I$1]+[.J34]*[.J$1]" office:value-type="float" office:value="1287.45">
            <text:p>1287.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35]*60" office:value-type="float" office:value="1800">
            <text:p>1800</text:p>
          </table:table-cell>
          <table:table-cell office:value-type="float" office:value="101350">
            <text:p>101350</text:p>
          </table:table-cell>
          <table:table-cell table:formula="of:=([.C35]-[.C34])/([.B35]-[.B34])*3600" office:value-type="float" office:value="-3000">
            <text:p>-3000</text:p>
          </table:table-cell>
          <table:table-cell table:formula="of:=ROUND([.F34]; 0)" office:value-type="float" office:value="1160">
            <text:p>1160</text:p>
          </table:table-cell>
          <table:table-cell table:formula="of:=[.D35]*[.D$1]+[.E35]*[.E$1]" office:value-type="float" office:value="536">
            <text:p>536</text:p>
          </table:table-cell>
          <table:table-cell table:formula="of:=([.C35]-[.C$5])/([.B35]-[.B$5])*3600" office:value-type="float" office:value="700">
            <text:p>700</text:p>
          </table:table-cell>
          <table:table-cell/>
          <table:table-cell table:formula="of:=([.C35]-[.C30])/([.B35]-[.B30])*3600" office:value-type="float" office:value="600">
            <text:p>600</text:p>
          </table:table-cell>
          <table:table-cell table:formula="of:=ROUND([.K34]; 0)" office:value-type="float" office:value="1287">
            <text:p>1287</text:p>
          </table:table-cell>
          <table:table-cell table:formula="of:=[.I35]*[.I$1]+[.J35]*[.J$1]" office:value-type="float" office:value="1183.95">
            <text:p>1183.9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A36]*60" office:value-type="float" office:value="1860">
            <text:p>1860</text:p>
          </table:table-cell>
          <table:table-cell office:value-type="float" office:value="101400">
            <text:p>101400</text:p>
          </table:table-cell>
          <table:table-cell table:formula="of:=([.C36]-[.C35])/([.B36]-[.B35])*3600" office:value-type="float" office:value="3000">
            <text:p>3000</text:p>
          </table:table-cell>
          <table:table-cell table:formula="of:=ROUND([.F35]; 0)" office:value-type="float" office:value="536">
            <text:p>536</text:p>
          </table:table-cell>
          <table:table-cell table:formula="of:=[.D36]*[.D$1]+[.E36]*[.E$1]" office:value-type="float" office:value="905.6">
            <text:p>905.6</text:p>
          </table:table-cell>
          <table:table-cell table:formula="of:=([.C36]-[.C$5])/([.B36]-[.B$5])*3600" office:value-type="float" office:value="774.193548387097">
            <text:p>774</text:p>
          </table:table-cell>
          <table:table-cell/>
          <table:table-cell table:formula="of:=([.C36]-[.C31])/([.B36]-[.B31])*3600" office:value-type="float" office:value="600">
            <text:p>600</text:p>
          </table:table-cell>
          <table:table-cell table:formula="of:=ROUND([.K35]; 0)" office:value-type="float" office:value="1184">
            <text:p>1184</text:p>
          </table:table-cell>
          <table:table-cell table:formula="of:=[.I36]*[.I$1]+[.J36]*[.J$1]" office:value-type="float" office:value="1096.4">
            <text:p>1096.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37]*60" office:value-type="float" office:value="1920">
            <text:p>1920</text:p>
          </table:table-cell>
          <table:table-cell office:value-type="float" office:value="101420">
            <text:p>101420</text:p>
          </table:table-cell>
          <table:table-cell table:formula="of:=([.C37]-[.C36])/([.B37]-[.B36])*3600" office:value-type="float" office:value="1200">
            <text:p>1200</text:p>
          </table:table-cell>
          <table:table-cell table:formula="of:=ROUND([.F36]; 0)" office:value-type="float" office:value="906">
            <text:p>906</text:p>
          </table:table-cell>
          <table:table-cell table:formula="of:=[.D37]*[.D$1]+[.E37]*[.E$1]" office:value-type="float" office:value="950.1">
            <text:p>950.1</text:p>
          </table:table-cell>
          <table:table-cell table:formula="of:=([.C37]-[.C$5])/([.B37]-[.B$5])*3600" office:value-type="float" office:value="787.5">
            <text:p>788</text:p>
          </table:table-cell>
          <table:table-cell/>
          <table:table-cell table:formula="of:=([.C37]-[.C32])/([.B37]-[.B32])*3600" office:value-type="float" office:value="480">
            <text:p>480</text:p>
          </table:table-cell>
          <table:table-cell table:formula="of:=ROUND([.K36]; 0)" office:value-type="float" office:value="1096">
            <text:p>1096</text:p>
          </table:table-cell>
          <table:table-cell table:formula="of:=[.I37]*[.I$1]+[.J37]*[.J$1]" office:value-type="float" office:value="1003.6">
            <text:p>1003.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A38]*60" office:value-type="float" office:value="1980">
            <text:p>1980</text:p>
          </table:table-cell>
          <table:table-cell office:value-type="float" office:value="101450">
            <text:p>101450</text:p>
          </table:table-cell>
          <table:table-cell table:formula="of:=([.C38]-[.C37])/([.B38]-[.B37])*3600" office:value-type="float" office:value="1800">
            <text:p>1800</text:p>
          </table:table-cell>
          <table:table-cell table:formula="of:=ROUND([.F37]; 0)" office:value-type="float" office:value="950">
            <text:p>950</text:p>
          </table:table-cell>
          <table:table-cell table:formula="of:=[.D38]*[.D$1]+[.E38]*[.E$1]" office:value-type="float" office:value="1077.5">
            <text:p>1077.5</text:p>
          </table:table-cell>
          <table:table-cell table:formula="of:=([.C38]-[.C$5])/([.B38]-[.B$5])*3600" office:value-type="float" office:value="818.181818181818">
            <text:p>818</text:p>
          </table:table-cell>
          <table:table-cell/>
          <table:table-cell table:formula="of:=([.C38]-[.C33])/([.B38]-[.B33])*3600" office:value-type="float" office:value="480">
            <text:p>480</text:p>
          </table:table-cell>
          <table:table-cell table:formula="of:=ROUND([.K37]; 0)" office:value-type="float" office:value="1004">
            <text:p>1004</text:p>
          </table:table-cell>
          <table:table-cell table:formula="of:=[.I38]*[.I$1]+[.J38]*[.J$1]" office:value-type="float" office:value="925.4">
            <text:p>925.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A39]*60" office:value-type="float" office:value="2040">
            <text:p>2040</text:p>
          </table:table-cell>
          <table:table-cell office:value-type="float" office:value="101450">
            <text:p>101450</text:p>
          </table:table-cell>
          <table:table-cell table:formula="of:=([.C39]-[.C38])/([.B39]-[.B38])*3600" office:value-type="float" office:value="0">
            <text:p>0</text:p>
          </table:table-cell>
          <table:table-cell table:formula="of:=ROUND([.F38]; 0)" office:value-type="float" office:value="1078">
            <text:p>1078</text:p>
          </table:table-cell>
          <table:table-cell table:formula="of:=[.D39]*[.D$1]+[.E39]*[.E$1]" office:value-type="float" office:value="916.3">
            <text:p>916.3</text:p>
          </table:table-cell>
          <table:table-cell table:formula="of:=([.C39]-[.C$5])/([.B39]-[.B$5])*3600" office:value-type="float" office:value="794.117647058824">
            <text:p>794</text:p>
          </table:table-cell>
          <table:table-cell/>
          <table:table-cell table:formula="of:=([.C39]-[.C34])/([.B39]-[.B34])*3600" office:value-type="float" office:value="600">
            <text:p>600</text:p>
          </table:table-cell>
          <table:table-cell table:formula="of:=ROUND([.K38]; 0)" office:value-type="float" office:value="925">
            <text:p>925</text:p>
          </table:table-cell>
          <table:table-cell table:formula="of:=[.I39]*[.I$1]+[.J39]*[.J$1]" office:value-type="float" office:value="876.25">
            <text:p>876.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40]*60" office:value-type="float" office:value="2100">
            <text:p>2100</text:p>
          </table:table-cell>
          <table:table-cell office:value-type="float" office:value="101480">
            <text:p>101480</text:p>
          </table:table-cell>
          <table:table-cell table:formula="of:=([.C40]-[.C39])/([.B40]-[.B39])*3600" office:value-type="float" office:value="1800">
            <text:p>1800</text:p>
          </table:table-cell>
          <table:table-cell table:formula="of:=ROUND([.F39]; 0)" office:value-type="float" office:value="916">
            <text:p>916</text:p>
          </table:table-cell>
          <table:table-cell table:formula="of:=[.D40]*[.D$1]+[.E40]*[.E$1]" office:value-type="float" office:value="1048.6">
            <text:p>1048.6</text:p>
          </table:table-cell>
          <table:table-cell table:formula="of:=([.C40]-[.C$5])/([.B40]-[.B$5])*3600" office:value-type="float" office:value="822.857142857143">
            <text:p>823</text:p>
          </table:table-cell>
          <table:table-cell/>
          <table:table-cell table:formula="of:=([.C40]-[.C35])/([.B40]-[.B35])*3600" office:value-type="float" office:value="1560">
            <text:p>1560</text:p>
          </table:table-cell>
          <table:table-cell table:formula="of:=ROUND([.K39]; 0)" office:value-type="float" office:value="876">
            <text:p>876</text:p>
          </table:table-cell>
          <table:table-cell table:formula="of:=[.I40]*[.I$1]+[.J40]*[.J$1]" office:value-type="float" office:value="978.6">
            <text:p>978.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A41]*60" office:value-type="float" office:value="2160">
            <text:p>2160</text:p>
          </table:table-cell>
          <table:table-cell office:value-type="float" office:value="101450">
            <text:p>101450</text:p>
          </table:table-cell>
          <table:table-cell table:formula="of:=([.C41]-[.C40])/([.B41]-[.B40])*3600" office:value-type="float" office:value="-1800">
            <text:p>-1800</text:p>
          </table:table-cell>
          <table:table-cell table:formula="of:=ROUND([.F40]; 0)" office:value-type="float" office:value="1049">
            <text:p>1049</text:p>
          </table:table-cell>
          <table:table-cell table:formula="of:=[.D41]*[.D$1]+[.E41]*[.E$1]" office:value-type="float" office:value="621.65">
            <text:p>621.65</text:p>
          </table:table-cell>
          <table:table-cell table:formula="of:=([.C41]-[.C$5])/([.B41]-[.B$5])*3600" office:value-type="float" office:value="750">
            <text:p>750</text:p>
          </table:table-cell>
          <table:table-cell/>
          <table:table-cell table:formula="of:=([.C41]-[.C36])/([.B41]-[.B36])*3600" office:value-type="float" office:value="600">
            <text:p>600</text:p>
          </table:table-cell>
          <table:table-cell table:formula="of:=ROUND([.K40]; 0)" office:value-type="float" office:value="979">
            <text:p>979</text:p>
          </table:table-cell>
          <table:table-cell table:formula="of:=[.I41]*[.I$1]+[.J41]*[.J$1]" office:value-type="float" office:value="922.15">
            <text:p>922.1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A42]*60" office:value-type="float" office:value="2220">
            <text:p>2220</text:p>
          </table:table-cell>
          <table:table-cell office:value-type="float" office:value="101500">
            <text:p>101500</text:p>
          </table:table-cell>
          <table:table-cell table:formula="of:=([.C42]-[.C41])/([.B42]-[.B41])*3600" office:value-type="float" office:value="3000">
            <text:p>3000</text:p>
          </table:table-cell>
          <table:table-cell table:formula="of:=ROUND([.F41]; 0)" office:value-type="float" office:value="622">
            <text:p>622</text:p>
          </table:table-cell>
          <table:table-cell table:formula="of:=[.D42]*[.D$1]+[.E42]*[.E$1]" office:value-type="float" office:value="978.7">
            <text:p>978.7</text:p>
          </table:table-cell>
          <table:table-cell table:formula="of:=([.C42]-[.C$5])/([.B42]-[.B$5])*3600" office:value-type="float" office:value="810.810810810811">
            <text:p>811</text:p>
          </table:table-cell>
          <table:table-cell/>
          <table:table-cell table:formula="of:=([.C42]-[.C37])/([.B42]-[.B37])*3600" office:value-type="float" office:value="960">
            <text:p>960</text:p>
          </table:table-cell>
          <table:table-cell table:formula="of:=ROUND([.K41]; 0)" office:value-type="float" office:value="922">
            <text:p>922</text:p>
          </table:table-cell>
          <table:table-cell table:formula="of:=[.I42]*[.I$1]+[.J42]*[.J$1]" office:value-type="float" office:value="927.7">
            <text:p>927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A43]*60" office:value-type="float" office:value="2280">
            <text:p>2280</text:p>
          </table:table-cell>
          <table:table-cell office:value-type="float" office:value="101500">
            <text:p>101500</text:p>
          </table:table-cell>
          <table:table-cell table:formula="of:=([.C43]-[.C42])/([.B43]-[.B42])*3600" office:value-type="float" office:value="0">
            <text:p>0</text:p>
          </table:table-cell>
          <table:table-cell table:formula="of:=ROUND([.F42]; 0)" office:value-type="float" office:value="979">
            <text:p>979</text:p>
          </table:table-cell>
          <table:table-cell table:formula="of:=[.D43]*[.D$1]+[.E43]*[.E$1]" office:value-type="float" office:value="832.15">
            <text:p>832.15</text:p>
          </table:table-cell>
          <table:table-cell table:formula="of:=([.C43]-[.C$5])/([.B43]-[.B$5])*3600" office:value-type="float" office:value="789.473684210526">
            <text:p>789</text:p>
          </table:table-cell>
          <table:table-cell/>
          <table:table-cell table:formula="of:=([.C43]-[.C38])/([.B43]-[.B38])*3600" office:value-type="float" office:value="600">
            <text:p>600</text:p>
          </table:table-cell>
          <table:table-cell table:formula="of:=ROUND([.K42]; 0)" office:value-type="float" office:value="928">
            <text:p>928</text:p>
          </table:table-cell>
          <table:table-cell table:formula="of:=[.I43]*[.I$1]+[.J43]*[.J$1]" office:value-type="float" office:value="878.8">
            <text:p>878.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A44]*60" office:value-type="float" office:value="2340">
            <text:p>2340</text:p>
          </table:table-cell>
          <table:table-cell office:value-type="float" office:value="101450">
            <text:p>101450</text:p>
          </table:table-cell>
          <table:table-cell table:formula="of:=([.C44]-[.C43])/([.B44]-[.B43])*3600" office:value-type="float" office:value="-3000">
            <text:p>-3000</text:p>
          </table:table-cell>
          <table:table-cell table:formula="of:=ROUND([.F43]; 0)" office:value-type="float" office:value="832">
            <text:p>832</text:p>
          </table:table-cell>
          <table:table-cell table:formula="of:=[.D44]*[.D$1]+[.E44]*[.E$1]" office:value-type="float" office:value="257.2">
            <text:p>257.2</text:p>
          </table:table-cell>
          <table:table-cell table:formula="of:=([.C44]-[.C$5])/([.B44]-[.B$5])*3600" office:value-type="float" office:value="692.307692307692">
            <text:p>692</text:p>
          </table:table-cell>
          <table:table-cell/>
          <table:table-cell table:formula="of:=([.C44]-[.C39])/([.B44]-[.B39])*3600" office:value-type="float" office:value="0">
            <text:p>0</text:p>
          </table:table-cell>
          <table:table-cell table:formula="of:=ROUND([.K43]; 0)" office:value-type="float" office:value="879">
            <text:p>879</text:p>
          </table:table-cell>
          <table:table-cell table:formula="of:=[.I44]*[.I$1]+[.J44]*[.J$1]" office:value-type="float" office:value="747.15">
            <text:p>747.1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45]*60" office:value-type="float" office:value="2400">
            <text:p>2400</text:p>
          </table:table-cell>
          <table:table-cell office:value-type="float" office:value="101400">
            <text:p>101400</text:p>
          </table:table-cell>
          <table:table-cell table:formula="of:=([.C45]-[.C44])/([.B45]-[.B44])*3600" office:value-type="float" office:value="-3000">
            <text:p>-3000</text:p>
          </table:table-cell>
          <table:table-cell table:formula="of:=ROUND([.F44]; 0)" office:value-type="float" office:value="257">
            <text:p>257</text:p>
          </table:table-cell>
          <table:table-cell table:formula="of:=[.D45]*[.D$1]+[.E45]*[.E$1]" office:value-type="float" office:value="-231.55">
            <text:p>-231.55</text:p>
          </table:table-cell>
          <table:table-cell table:formula="of:=([.C45]-[.C$5])/([.B45]-[.B$5])*3600" office:value-type="float" office:value="600">
            <text:p>600</text:p>
          </table:table-cell>
          <table:table-cell/>
          <table:table-cell table:formula="of:=([.C45]-[.C40])/([.B45]-[.B40])*3600" office:value-type="float" office:value="-960">
            <text:p>-960</text:p>
          </table:table-cell>
          <table:table-cell table:formula="of:=ROUND([.K44]; 0)" office:value-type="float" office:value="747">
            <text:p>747</text:p>
          </table:table-cell>
          <table:table-cell table:formula="of:=[.I45]*[.I$1]+[.J45]*[.J$1]" office:value-type="float" office:value="490.95">
            <text:p>490.9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A46]*60" office:value-type="float" office:value="2460">
            <text:p>2460</text:p>
          </table:table-cell>
          <table:table-cell office:value-type="float" office:value="101400">
            <text:p>101400</text:p>
          </table:table-cell>
          <table:table-cell table:formula="of:=([.C46]-[.C45])/([.B46]-[.B45])*3600" office:value-type="float" office:value="0">
            <text:p>0</text:p>
          </table:table-cell>
          <table:table-cell table:formula="of:=ROUND([.F45]; 0)" office:value-type="float" office:value="-232">
            <text:p>-232</text:p>
          </table:table-cell>
          <table:table-cell table:formula="of:=[.D46]*[.D$1]+[.E46]*[.E$1]" office:value-type="float" office:value="-197.2">
            <text:p>-197.2</text:p>
          </table:table-cell>
          <table:table-cell table:formula="of:=([.C46]-[.C$5])/([.B46]-[.B$5])*3600" office:value-type="float" office:value="585.365853658537">
            <text:p>585</text:p>
          </table:table-cell>
          <table:table-cell/>
          <table:table-cell table:formula="of:=([.C46]-[.C41])/([.B46]-[.B41])*3600" office:value-type="float" office:value="-600">
            <text:p>-600</text:p>
          </table:table-cell>
          <table:table-cell table:formula="of:=ROUND([.K45]; 0)" office:value-type="float" office:value="491">
            <text:p>491</text:p>
          </table:table-cell>
          <table:table-cell table:formula="of:=[.I46]*[.I$1]+[.J46]*[.J$1]" office:value-type="float" office:value="327.35">
            <text:p>327.3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A47]*60" office:value-type="float" office:value="2520">
            <text:p>2520</text:p>
          </table:table-cell>
          <table:table-cell office:value-type="float" office:value="101400">
            <text:p>101400</text:p>
          </table:table-cell>
          <table:table-cell table:formula="of:=([.C47]-[.C46])/([.B47]-[.B46])*3600" office:value-type="float" office:value="0">
            <text:p>0</text:p>
          </table:table-cell>
          <table:table-cell table:formula="of:=ROUND([.F46]; 0)" office:value-type="float" office:value="-197">
            <text:p>-197</text:p>
          </table:table-cell>
          <table:table-cell table:formula="of:=[.D47]*[.D$1]+[.E47]*[.E$1]" office:value-type="float" office:value="-167.45">
            <text:p>-167.45</text:p>
          </table:table-cell>
          <table:table-cell table:formula="of:=([.C47]-[.C$5])/([.B47]-[.B$5])*3600" office:value-type="float" office:value="571.428571428571">
            <text:p>571</text:p>
          </table:table-cell>
          <table:table-cell/>
          <table:table-cell table:formula="of:=([.C47]-[.C42])/([.B47]-[.B42])*3600" office:value-type="float" office:value="-1200">
            <text:p>-1200</text:p>
          </table:table-cell>
          <table:table-cell table:formula="of:=ROUND([.K46]; 0)" office:value-type="float" office:value="327">
            <text:p>327</text:p>
          </table:table-cell>
          <table:table-cell table:formula="of:=[.I47]*[.I$1]+[.J47]*[.J$1]" office:value-type="float" office:value="97.95">
            <text:p>97.9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A48]*60" office:value-type="float" office:value="2580">
            <text:p>2580</text:p>
          </table:table-cell>
          <table:table-cell office:value-type="float" office:value="101400">
            <text:p>101400</text:p>
          </table:table-cell>
          <table:table-cell table:formula="of:=([.C48]-[.C47])/([.B48]-[.B47])*3600" office:value-type="float" office:value="0">
            <text:p>0</text:p>
          </table:table-cell>
          <table:table-cell table:formula="of:=ROUND([.F47]; 0)" office:value-type="float" office:value="-167">
            <text:p>-167</text:p>
          </table:table-cell>
          <table:table-cell table:formula="of:=[.D48]*[.D$1]+[.E48]*[.E$1]" office:value-type="float" office:value="-141.95">
            <text:p>-141.95</text:p>
          </table:table-cell>
          <table:table-cell table:formula="of:=([.C48]-[.C$5])/([.B48]-[.B$5])*3600" office:value-type="float" office:value="558.139534883721">
            <text:p>558</text:p>
          </table:table-cell>
          <table:table-cell/>
          <table:table-cell table:formula="of:=([.C48]-[.C43])/([.B48]-[.B43])*3600" office:value-type="float" office:value="-1200">
            <text:p>-1200</text:p>
          </table:table-cell>
          <table:table-cell table:formula="of:=ROUND([.K47]; 0)" office:value-type="float" office:value="98">
            <text:p>98</text:p>
          </table:table-cell>
          <table:table-cell table:formula="of:=[.I48]*[.I$1]+[.J48]*[.J$1]" office:value-type="float" office:value="-96.7">
            <text:p>-96.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A49]*60" office:value-type="float" office:value="2640">
            <text:p>2640</text:p>
          </table:table-cell>
          <table:table-cell office:value-type="float" office:value="101400">
            <text:p>101400</text:p>
          </table:table-cell>
          <table:table-cell table:formula="of:=([.C49]-[.C48])/([.B49]-[.B48])*3600" office:value-type="float" office:value="0">
            <text:p>0</text:p>
          </table:table-cell>
          <table:table-cell table:formula="of:=ROUND([.F48]; 0)" office:value-type="float" office:value="-142">
            <text:p>-142</text:p>
          </table:table-cell>
          <table:table-cell table:formula="of:=[.D49]*[.D$1]+[.E49]*[.E$1]" office:value-type="float" office:value="-120.7">
            <text:p>-120.7</text:p>
          </table:table-cell>
          <table:table-cell table:formula="of:=([.C49]-[.C$5])/([.B49]-[.B$5])*3600" office:value-type="float" office:value="545.454545454546">
            <text:p>545</text:p>
          </table:table-cell>
          <table:table-cell/>
          <table:table-cell table:formula="of:=([.C49]-[.C44])/([.B49]-[.B44])*3600" office:value-type="float" office:value="-600">
            <text:p>-600</text:p>
          </table:table-cell>
          <table:table-cell table:formula="of:=ROUND([.K48]; 0)" office:value-type="float" office:value="-97">
            <text:p>-97</text:p>
          </table:table-cell>
          <table:table-cell table:formula="of:=[.I49]*[.I$1]+[.J49]*[.J$1]" office:value-type="float" office:value="-172.45">
            <text:p>-172.4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A50]*60" office:value-type="float" office:value="2700">
            <text:p>2700</text:p>
          </table:table-cell>
          <table:table-cell office:value-type="float" office:value="101400">
            <text:p>101400</text:p>
          </table:table-cell>
          <table:table-cell table:formula="of:=([.C50]-[.C49])/([.B50]-[.B49])*3600" office:value-type="float" office:value="0">
            <text:p>0</text:p>
          </table:table-cell>
          <table:table-cell table:formula="of:=ROUND([.F49]; 0)" office:value-type="float" office:value="-121">
            <text:p>-121</text:p>
          </table:table-cell>
          <table:table-cell table:formula="of:=[.D50]*[.D$1]+[.E50]*[.E$1]" office:value-type="float" office:value="-102.85">
            <text:p>-102.85</text:p>
          </table:table-cell>
          <table:table-cell table:formula="of:=([.C50]-[.C$5])/([.B50]-[.B$5])*3600" office:value-type="float" office:value="533.333333333333">
            <text:p>533</text:p>
          </table:table-cell>
          <table:table-cell/>
          <table:table-cell table:formula="of:=([.C50]-[.C45])/([.B50]-[.B45])*3600" office:value-type="float" office:value="0">
            <text:p>0</text:p>
          </table:table-cell>
          <table:table-cell table:formula="of:=ROUND([.K49]; 0)" office:value-type="float" office:value="-172">
            <text:p>-172</text:p>
          </table:table-cell>
          <table:table-cell table:formula="of:=[.I50]*[.I$1]+[.J50]*[.J$1]" office:value-type="float" office:value="-146.2">
            <text:p>-146.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A51]*60" office:value-type="float" office:value="2760">
            <text:p>2760</text:p>
          </table:table-cell>
          <table:table-cell office:value-type="float" office:value="101450">
            <text:p>101450</text:p>
          </table:table-cell>
          <table:table-cell table:formula="of:=([.C51]-[.C50])/([.B51]-[.B50])*3600" office:value-type="float" office:value="3000">
            <text:p>3000</text:p>
          </table:table-cell>
          <table:table-cell table:formula="of:=ROUND([.F50]; 0)" office:value-type="float" office:value="-103">
            <text:p>-103</text:p>
          </table:table-cell>
          <table:table-cell table:formula="of:=[.D51]*[.D$1]+[.E51]*[.E$1]" office:value-type="float" office:value="362.45">
            <text:p>362.45</text:p>
          </table:table-cell>
          <table:table-cell table:formula="of:=([.C51]-[.C$5])/([.B51]-[.B$5])*3600" office:value-type="float" office:value="586.95652173913">
            <text:p>587</text:p>
          </table:table-cell>
          <table:table-cell/>
          <table:table-cell table:formula="of:=([.C51]-[.C46])/([.B51]-[.B46])*3600" office:value-type="float" office:value="600">
            <text:p>600</text:p>
          </table:table-cell>
          <table:table-cell table:formula="of:=ROUND([.K50]; 0)" office:value-type="float" office:value="-146">
            <text:p>-146</text:p>
          </table:table-cell>
          <table:table-cell table:formula="of:=[.I51]*[.I$1]+[.J51]*[.J$1]" office:value-type="float" office:value="-34.1">
            <text:p>-34.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A52]*60" office:value-type="float" office:value="2820">
            <text:p>2820</text:p>
          </table:table-cell>
          <table:table-cell office:value-type="float" office:value="101500">
            <text:p>101500</text:p>
          </table:table-cell>
          <table:table-cell table:formula="of:=([.C52]-[.C51])/([.B52]-[.B51])*3600" office:value-type="float" office:value="3000">
            <text:p>3000</text:p>
          </table:table-cell>
          <table:table-cell table:formula="of:=ROUND([.F51]; 0)" office:value-type="float" office:value="362">
            <text:p>362</text:p>
          </table:table-cell>
          <table:table-cell table:formula="of:=[.D52]*[.D$1]+[.E52]*[.E$1]" office:value-type="float" office:value="757.7">
            <text:p>757.7</text:p>
          </table:table-cell>
          <table:table-cell table:formula="of:=([.C52]-[.C$5])/([.B52]-[.B$5])*3600" office:value-type="float" office:value="638.297872340426">
            <text:p>638</text:p>
          </table:table-cell>
          <table:table-cell/>
          <table:table-cell table:formula="of:=([.C52]-[.C47])/([.B52]-[.B47])*3600" office:value-type="float" office:value="1200">
            <text:p>1200</text:p>
          </table:table-cell>
          <table:table-cell table:formula="of:=ROUND([.K51]; 0)" office:value-type="float" office:value="-34">
            <text:p>-34</text:p>
          </table:table-cell>
          <table:table-cell table:formula="of:=[.I52]*[.I$1]+[.J52]*[.J$1]" office:value-type="float" office:value="151.1">
            <text:p>151.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A53]*60" office:value-type="float" office:value="2880">
            <text:p>2880</text:p>
          </table:table-cell>
          <table:table-cell office:value-type="float" office:value="101550">
            <text:p>101550</text:p>
          </table:table-cell>
          <table:table-cell table:formula="of:=([.C53]-[.C52])/([.B53]-[.B52])*3600" office:value-type="float" office:value="3000">
            <text:p>3000</text:p>
          </table:table-cell>
          <table:table-cell table:formula="of:=ROUND([.F52]; 0)" office:value-type="float" office:value="758">
            <text:p>758</text:p>
          </table:table-cell>
          <table:table-cell table:formula="of:=[.D53]*[.D$1]+[.E53]*[.E$1]" office:value-type="float" office:value="1094.3">
            <text:p>1094.3</text:p>
          </table:table-cell>
          <table:table-cell table:formula="of:=([.C53]-[.C$5])/([.B53]-[.B$5])*3600" office:value-type="float" office:value="687.5">
            <text:p>688</text:p>
          </table:table-cell>
          <table:table-cell/>
          <table:table-cell table:formula="of:=([.C53]-[.C48])/([.B53]-[.B48])*3600" office:value-type="float" office:value="1800">
            <text:p>1800</text:p>
          </table:table-cell>
          <table:table-cell table:formula="of:=ROUND([.K52]; 0)" office:value-type="float" office:value="151">
            <text:p>151</text:p>
          </table:table-cell>
          <table:table-cell table:formula="of:=[.I53]*[.I$1]+[.J53]*[.J$1]" office:value-type="float" office:value="398.35">
            <text:p>398.3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A54]*60" office:value-type="float" office:value="2940">
            <text:p>2940</text:p>
          </table:table-cell>
          <table:table-cell office:value-type="float" office:value="101580">
            <text:p>101580</text:p>
          </table:table-cell>
          <table:table-cell table:formula="of:=([.C54]-[.C53])/([.B54]-[.B53])*3600" office:value-type="float" office:value="1800">
            <text:p>1800</text:p>
          </table:table-cell>
          <table:table-cell table:formula="of:=ROUND([.F53]; 0)" office:value-type="float" office:value="1094">
            <text:p>1094</text:p>
          </table:table-cell>
          <table:table-cell table:formula="of:=[.D54]*[.D$1]+[.E54]*[.E$1]" office:value-type="float" office:value="1199.9">
            <text:p>1199.9</text:p>
          </table:table-cell>
          <table:table-cell table:formula="of:=([.C54]-[.C$5])/([.B54]-[.B$5])*3600" office:value-type="float" office:value="710.204081632653">
            <text:p>710</text:p>
          </table:table-cell>
          <table:table-cell/>
          <table:table-cell table:formula="of:=([.C54]-[.C49])/([.B54]-[.B49])*3600" office:value-type="float" office:value="2160">
            <text:p>2160</text:p>
          </table:table-cell>
          <table:table-cell table:formula="of:=ROUND([.K53]; 0)" office:value-type="float" office:value="398">
            <text:p>398</text:p>
          </table:table-cell>
          <table:table-cell table:formula="of:=[.I54]*[.I$1]+[.J54]*[.J$1]" office:value-type="float" office:value="662.3">
            <text:p>662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A55]*60" office:value-type="float" office:value="3000">
            <text:p>3000</text:p>
          </table:table-cell>
          <table:table-cell office:value-type="float" office:value="101600">
            <text:p>101600</text:p>
          </table:table-cell>
          <table:table-cell table:formula="of:=([.C55]-[.C54])/([.B55]-[.B54])*3600" office:value-type="float" office:value="1200">
            <text:p>1200</text:p>
          </table:table-cell>
          <table:table-cell table:formula="of:=ROUND([.F54]; 0)" office:value-type="float" office:value="1200">
            <text:p>1200</text:p>
          </table:table-cell>
          <table:table-cell table:formula="of:=[.D55]*[.D$1]+[.E55]*[.E$1]" office:value-type="float" office:value="1200">
            <text:p>1200</text:p>
          </table:table-cell>
          <table:table-cell table:formula="of:=([.C55]-[.C$5])/([.B55]-[.B$5])*3600" office:value-type="float" office:value="720">
            <text:p>720</text:p>
          </table:table-cell>
          <table:table-cell/>
          <table:table-cell table:formula="of:=([.C55]-[.C50])/([.B55]-[.B50])*3600" office:value-type="float" office:value="2400">
            <text:p>2400</text:p>
          </table:table-cell>
          <table:table-cell table:formula="of:=ROUND([.K54]; 0)" office:value-type="float" office:value="662">
            <text:p>662</text:p>
          </table:table-cell>
          <table:table-cell table:formula="of:=[.I55]*[.I$1]+[.J55]*[.J$1]" office:value-type="float" office:value="922.7">
            <text:p>922.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A56]*60" office:value-type="float" office:value="3060">
            <text:p>3060</text:p>
          </table:table-cell>
          <table:table-cell office:value-type="float" office:value="101650">
            <text:p>101650</text:p>
          </table:table-cell>
          <table:table-cell table:formula="of:=([.C56]-[.C55])/([.B56]-[.B55])*3600" office:value-type="float" office:value="3000">
            <text:p>3000</text:p>
          </table:table-cell>
          <table:table-cell table:formula="of:=ROUND([.F55]; 0)" office:value-type="float" office:value="1200">
            <text:p>1200</text:p>
          </table:table-cell>
          <table:table-cell table:formula="of:=[.D56]*[.D$1]+[.E56]*[.E$1]" office:value-type="float" office:value="1470">
            <text:p>1470</text:p>
          </table:table-cell>
          <table:table-cell table:formula="of:=([.C56]-[.C$5])/([.B56]-[.B$5])*3600" office:value-type="float" office:value="764.705882352941">
            <text:p>765</text:p>
          </table:table-cell>
          <table:table-cell/>
          <table:table-cell table:formula="of:=([.C56]-[.C51])/([.B56]-[.B51])*3600" office:value-type="float" office:value="2400">
            <text:p>2400</text:p>
          </table:table-cell>
          <table:table-cell table:formula="of:=ROUND([.K55]; 0)" office:value-type="float" office:value="923">
            <text:p>923</text:p>
          </table:table-cell>
          <table:table-cell table:formula="of:=[.I56]*[.I$1]+[.J56]*[.J$1]" office:value-type="float" office:value="1144.55">
            <text:p>1144.5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A57]*60" office:value-type="float" office:value="3120">
            <text:p>3120</text:p>
          </table:table-cell>
          <table:table-cell office:value-type="float" office:value="101600">
            <text:p>101600</text:p>
          </table:table-cell>
          <table:table-cell table:formula="of:=([.C57]-[.C56])/([.B57]-[.B56])*3600" office:value-type="float" office:value="-3000">
            <text:p>-3000</text:p>
          </table:table-cell>
          <table:table-cell table:formula="of:=ROUND([.F56]; 0)" office:value-type="float" office:value="1470">
            <text:p>1470</text:p>
          </table:table-cell>
          <table:table-cell table:formula="of:=[.D57]*[.D$1]+[.E57]*[.E$1]" office:value-type="float" office:value="799.5">
            <text:p>799.5</text:p>
          </table:table-cell>
          <table:table-cell table:formula="of:=([.C57]-[.C$5])/([.B57]-[.B$5])*3600" office:value-type="float" office:value="692.307692307692">
            <text:p>692</text:p>
          </table:table-cell>
          <table:table-cell/>
          <table:table-cell table:formula="of:=([.C57]-[.C52])/([.B57]-[.B52])*3600" office:value-type="float" office:value="1200">
            <text:p>1200</text:p>
          </table:table-cell>
          <table:table-cell table:formula="of:=ROUND([.K56]; 0)" office:value-type="float" office:value="1145">
            <text:p>1145</text:p>
          </table:table-cell>
          <table:table-cell table:formula="of:=[.I57]*[.I$1]+[.J57]*[.J$1]" office:value-type="float" office:value="1153.25">
            <text:p>1153.2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A58]*60" office:value-type="float" office:value="3180">
            <text:p>3180</text:p>
          </table:table-cell>
          <table:table-cell office:value-type="float" office:value="101600">
            <text:p>101600</text:p>
          </table:table-cell>
          <table:table-cell table:formula="of:=([.C58]-[.C57])/([.B58]-[.B57])*3600" office:value-type="float" office:value="0">
            <text:p>0</text:p>
          </table:table-cell>
          <table:table-cell table:formula="of:=ROUND([.F57]; 0)" office:value-type="float" office:value="800">
            <text:p>800</text:p>
          </table:table-cell>
          <table:table-cell table:formula="of:=[.D58]*[.D$1]+[.E58]*[.E$1]" office:value-type="float" office:value="680">
            <text:p>680</text:p>
          </table:table-cell>
          <table:table-cell table:formula="of:=([.C58]-[.C$5])/([.B58]-[.B$5])*3600" office:value-type="float" office:value="679.245283018868">
            <text:p>679</text:p>
          </table:table-cell>
          <table:table-cell/>
          <table:table-cell table:formula="of:=([.C58]-[.C53])/([.B58]-[.B53])*3600" office:value-type="float" office:value="600">
            <text:p>600</text:p>
          </table:table-cell>
          <table:table-cell table:formula="of:=ROUND([.K57]; 0)" office:value-type="float" office:value="1153">
            <text:p>1153</text:p>
          </table:table-cell>
          <table:table-cell table:formula="of:=[.I58]*[.I$1]+[.J58]*[.J$1]" office:value-type="float" office:value="1070.05">
            <text:p>1070.0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A59]*60" office:value-type="float" office:value="3240">
            <text:p>3240</text:p>
          </table:table-cell>
          <table:table-cell office:value-type="float" office:value="101600">
            <text:p>101600</text:p>
          </table:table-cell>
          <table:table-cell table:formula="of:=([.C59]-[.C58])/([.B59]-[.B58])*3600" office:value-type="float" office:value="0">
            <text:p>0</text:p>
          </table:table-cell>
          <table:table-cell table:formula="of:=ROUND([.F58]; 0)" office:value-type="float" office:value="680">
            <text:p>680</text:p>
          </table:table-cell>
          <table:table-cell table:formula="of:=[.D59]*[.D$1]+[.E59]*[.E$1]" office:value-type="float" office:value="578">
            <text:p>578</text:p>
          </table:table-cell>
          <table:table-cell table:formula="of:=([.C59]-[.C$5])/([.B59]-[.B$5])*3600" office:value-type="float" office:value="666.666666666667">
            <text:p>667</text:p>
          </table:table-cell>
          <table:table-cell/>
          <table:table-cell table:formula="of:=([.C59]-[.C54])/([.B59]-[.B54])*3600" office:value-type="float" office:value="240">
            <text:p>240</text:p>
          </table:table-cell>
          <table:table-cell table:formula="of:=ROUND([.K58]; 0)" office:value-type="float" office:value="1070">
            <text:p>1070</text:p>
          </table:table-cell>
          <table:table-cell table:formula="of:=[.I59]*[.I$1]+[.J59]*[.J$1]" office:value-type="float" office:value="945.5">
            <text:p>945.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A60]*60" office:value-type="float" office:value="3300">
            <text:p>3300</text:p>
          </table:table-cell>
          <table:table-cell office:value-type="float" office:value="101600">
            <text:p>101600</text:p>
          </table:table-cell>
          <table:table-cell table:formula="of:=([.C60]-[.C59])/([.B60]-[.B59])*3600" office:value-type="float" office:value="0">
            <text:p>0</text:p>
          </table:table-cell>
          <table:table-cell table:formula="of:=ROUND([.F59]; 0)" office:value-type="float" office:value="578">
            <text:p>578</text:p>
          </table:table-cell>
          <table:table-cell table:formula="of:=[.D60]*[.D$1]+[.E60]*[.E$1]" office:value-type="float" office:value="491.3">
            <text:p>491.3</text:p>
          </table:table-cell>
          <table:table-cell table:formula="of:=([.C60]-[.C$5])/([.B60]-[.B$5])*3600" office:value-type="float" office:value="654.545454545455">
            <text:p>655</text:p>
          </table:table-cell>
          <table:table-cell/>
          <table:table-cell table:formula="of:=([.C60]-[.C55])/([.B60]-[.B55])*3600" office:value-type="float" office:value="0">
            <text:p>0</text:p>
          </table:table-cell>
          <table:table-cell table:formula="of:=ROUND([.K59]; 0)" office:value-type="float" office:value="946">
            <text:p>946</text:p>
          </table:table-cell>
          <table:table-cell table:formula="of:=[.I60]*[.I$1]+[.J60]*[.J$1]" office:value-type="float" office:value="804.1">
            <text:p>804.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A61]*60" office:value-type="float" office:value="3360">
            <text:p>3360</text:p>
          </table:table-cell>
          <table:table-cell office:value-type="float" office:value="101580">
            <text:p>101580</text:p>
          </table:table-cell>
          <table:table-cell table:formula="of:=([.C61]-[.C60])/([.B61]-[.B60])*3600" office:value-type="float" office:value="-1200">
            <text:p>-1200</text:p>
          </table:table-cell>
          <table:table-cell table:formula="of:=ROUND([.F60]; 0)" office:value-type="float" office:value="491">
            <text:p>491</text:p>
          </table:table-cell>
          <table:table-cell table:formula="of:=[.D61]*[.D$1]+[.E61]*[.E$1]" office:value-type="float" office:value="237.35">
            <text:p>237.35</text:p>
          </table:table-cell>
          <table:table-cell table:formula="of:=([.C61]-[.C$5])/([.B61]-[.B$5])*3600" office:value-type="float" office:value="621.428571428571">
            <text:p>621</text:p>
          </table:table-cell>
          <table:table-cell/>
          <table:table-cell table:formula="of:=([.C61]-[.C56])/([.B61]-[.B56])*3600" office:value-type="float" office:value="-840">
            <text:p>-840</text:p>
          </table:table-cell>
          <table:table-cell table:formula="of:=ROUND([.K60]; 0)" office:value-type="float" office:value="804">
            <text:p>804</text:p>
          </table:table-cell>
          <table:table-cell table:formula="of:=[.I61]*[.I$1]+[.J61]*[.J$1]" office:value-type="float" office:value="557.4">
            <text:p>557.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A62]*60" office:value-type="float" office:value="3420">
            <text:p>3420</text:p>
          </table:table-cell>
          <table:table-cell office:value-type="float" office:value="101610">
            <text:p>101610</text:p>
          </table:table-cell>
          <table:table-cell table:formula="of:=([.C62]-[.C61])/([.B62]-[.B61])*3600" office:value-type="float" office:value="1800">
            <text:p>1800</text:p>
          </table:table-cell>
          <table:table-cell table:formula="of:=ROUND([.F61]; 0)" office:value-type="float" office:value="237">
            <text:p>237</text:p>
          </table:table-cell>
          <table:table-cell table:formula="of:=[.D62]*[.D$1]+[.E62]*[.E$1]" office:value-type="float" office:value="471.45">
            <text:p>471.45</text:p>
          </table:table-cell>
          <table:table-cell table:formula="of:=([.C62]-[.C$5])/([.B62]-[.B$5])*3600" office:value-type="float" office:value="642.105263157895">
            <text:p>642</text:p>
          </table:table-cell>
          <table:table-cell/>
          <table:table-cell table:formula="of:=([.C62]-[.C57])/([.B62]-[.B57])*3600" office:value-type="float" office:value="120">
            <text:p>120</text:p>
          </table:table-cell>
          <table:table-cell table:formula="of:=ROUND([.K61]; 0)" office:value-type="float" office:value="557">
            <text:p>557</text:p>
          </table:table-cell>
          <table:table-cell table:formula="of:=[.I62]*[.I$1]+[.J62]*[.J$1]" office:value-type="float" office:value="491.45">
            <text:p>491.4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A63]*60" office:value-type="float" office:value="3480">
            <text:p>3480</text:p>
          </table:table-cell>
          <table:table-cell office:value-type="float" office:value="101620">
            <text:p>101620</text:p>
          </table:table-cell>
          <table:table-cell table:formula="of:=([.C63]-[.C62])/([.B63]-[.B62])*3600" office:value-type="float" office:value="600">
            <text:p>600</text:p>
          </table:table-cell>
          <table:table-cell table:formula="of:=ROUND([.F62]; 0)" office:value-type="float" office:value="471">
            <text:p>471</text:p>
          </table:table-cell>
          <table:table-cell table:formula="of:=[.D63]*[.D$1]+[.E63]*[.E$1]" office:value-type="float" office:value="490.35">
            <text:p>490.35</text:p>
          </table:table-cell>
          <table:table-cell table:formula="of:=([.C63]-[.C$5])/([.B63]-[.B$5])*3600" office:value-type="float" office:value="641.379310344828">
            <text:p>641</text:p>
          </table:table-cell>
          <table:table-cell/>
          <table:table-cell table:formula="of:=([.C63]-[.C58])/([.B63]-[.B58])*3600" office:value-type="float" office:value="240">
            <text:p>240</text:p>
          </table:table-cell>
          <table:table-cell table:formula="of:=ROUND([.K62]; 0)" office:value-type="float" office:value="491">
            <text:p>491</text:p>
          </table:table-cell>
          <table:table-cell table:formula="of:=[.I63]*[.I$1]+[.J63]*[.J$1]" office:value-type="float" office:value="453.35">
            <text:p>453.3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A64]*60" office:value-type="float" office:value="3540">
            <text:p>3540</text:p>
          </table:table-cell>
          <table:table-cell office:value-type="float" office:value="101610">
            <text:p>101610</text:p>
          </table:table-cell>
          <table:table-cell table:formula="of:=([.C64]-[.C63])/([.B64]-[.B63])*3600" office:value-type="float" office:value="-600">
            <text:p>-600</text:p>
          </table:table-cell>
          <table:table-cell table:formula="of:=ROUND([.F63]; 0)" office:value-type="float" office:value="490">
            <text:p>490</text:p>
          </table:table-cell>
          <table:table-cell table:formula="of:=[.D64]*[.D$1]+[.E64]*[.E$1]" office:value-type="float" office:value="326.5">
            <text:p>326.5</text:p>
          </table:table-cell>
          <table:table-cell table:formula="of:=([.C64]-[.C$5])/([.B64]-[.B$5])*3600" office:value-type="float" office:value="620.338983050847">
            <text:p>620</text:p>
          </table:table-cell>
          <table:table-cell/>
          <table:table-cell table:formula="of:=([.C64]-[.C59])/([.B64]-[.B59])*3600" office:value-type="float" office:value="120">
            <text:p>120</text:p>
          </table:table-cell>
          <table:table-cell table:formula="of:=ROUND([.K63]; 0)" office:value-type="float" office:value="453">
            <text:p>453</text:p>
          </table:table-cell>
          <table:table-cell table:formula="of:=[.I64]*[.I$1]+[.J64]*[.J$1]" office:value-type="float" office:value="403.05">
            <text:p>403.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A65]*60" office:value-type="float" office:value="3600">
            <text:p>3600</text:p>
          </table:table-cell>
          <table:table-cell office:value-type="float" office:value="101600">
            <text:p>101600</text:p>
          </table:table-cell>
          <table:table-cell table:formula="of:=([.C65]-[.C64])/([.B65]-[.B64])*3600" office:value-type="float" office:value="-600">
            <text:p>-600</text:p>
          </table:table-cell>
          <table:table-cell table:formula="of:=ROUND([.F64]; 0)" office:value-type="float" office:value="327">
            <text:p>327</text:p>
          </table:table-cell>
          <table:table-cell table:formula="of:=[.D65]*[.D$1]+[.E65]*[.E$1]" office:value-type="float" office:value="187.95">
            <text:p>187.95</text:p>
          </table:table-cell>
          <table:table-cell table:formula="of:=([.C65]-[.C$5])/([.B65]-[.B$5])*3600" office:value-type="float" office:value="600">
            <text:p>600</text:p>
          </table:table-cell>
          <table:table-cell/>
          <table:table-cell table:formula="of:=([.C65]-[.C60])/([.B65]-[.B60])*3600" office:value-type="float" office:value="0">
            <text:p>0</text:p>
          </table:table-cell>
          <table:table-cell table:formula="of:=ROUND([.K64]; 0)" office:value-type="float" office:value="403">
            <text:p>403</text:p>
          </table:table-cell>
          <table:table-cell table:formula="of:=[.I65]*[.I$1]+[.J65]*[.J$1]" office:value-type="float" office:value="342.55">
            <text:p>342.5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/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[.A69]*60" office:value-type="float" office:value="0">
            <text:p>0</text:p>
          </table:table-cell>
          <table:table-cell office:value-type="float" office:value="101000">
            <text:p>101000</text:p>
          </table:table-cell>
          <table:table-cell office:value-type="float" office:value="0">
            <text:p>0</text:p>
          </table:table-cell>
          <table:table-cell table:formula="of:=ROUND([.F68]; 0)" office:value-type="float" office:value="0">
            <text:p>0</text:p>
          </table:table-cell>
          <table:table-cell table:formula="of:=IF([.E69]=0;[.D69];[.D69]*[.D$1]+[.E69]*[.E$1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[.A70]*60" office:value-type="float" office:value="60">
            <text:p>60</text:p>
          </table:table-cell>
          <table:table-cell office:value-type="float" office:value="101010">
            <text:p>101010</text:p>
          </table:table-cell>
          <table:table-cell table:formula="of:=([.C70]-[.C69])/([.B70]-[.B69])*3600" office:value-type="float" office:value="600">
            <text:p>600</text:p>
          </table:table-cell>
          <table:table-cell table:formula="of:=ROUND([.F69]; 0)" office:value-type="float" office:value="0">
            <text:p>0</text:p>
          </table:table-cell>
          <table:table-cell table:formula="of:=IF([.E70]=0;[.D70];[.D70]*[.D$1]+[.E70]*[.E$1])" office:value-type="float" office:value="600">
            <text:p>600</text:p>
          </table:table-cell>
          <table:table-cell table:formula="of:=([.C70]-[.C$69])/([.B70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A71]*60" office:value-type="float" office:value="120">
            <text:p>120</text:p>
          </table:table-cell>
          <table:table-cell office:value-type="float" office:value="101020">
            <text:p>101020</text:p>
          </table:table-cell>
          <table:table-cell table:formula="of:=([.C71]-[.C70])/([.B71]-[.B70])*3600" office:value-type="float" office:value="600">
            <text:p>600</text:p>
          </table:table-cell>
          <table:table-cell table:formula="of:=ROUND([.F70]; 0)" office:value-type="float" office:value="600">
            <text:p>600</text:p>
          </table:table-cell>
          <table:table-cell table:formula="of:=IF([.E71]=0;[.D71];[.D71]*[.D$1]+[.E71]*[.E$1])" office:value-type="float" office:value="600">
            <text:p>600</text:p>
          </table:table-cell>
          <table:table-cell table:formula="of:=([.C71]-[.C$69])/([.B71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A72]*60" office:value-type="float" office:value="180">
            <text:p>180</text:p>
          </table:table-cell>
          <table:table-cell office:value-type="float" office:value="101030">
            <text:p>101030</text:p>
          </table:table-cell>
          <table:table-cell table:formula="of:=([.C72]-[.C71])/([.B72]-[.B71])*3600" office:value-type="float" office:value="600">
            <text:p>600</text:p>
          </table:table-cell>
          <table:table-cell table:formula="of:=ROUND([.F71]; 0)" office:value-type="float" office:value="600">
            <text:p>600</text:p>
          </table:table-cell>
          <table:table-cell table:formula="of:=IF([.E72]=0;[.D72];[.D72]*[.D$1]+[.E72]*[.E$1])" office:value-type="float" office:value="600">
            <text:p>600</text:p>
          </table:table-cell>
          <table:table-cell table:formula="of:=([.C72]-[.C$69])/([.B72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A73]*60" office:value-type="float" office:value="240">
            <text:p>240</text:p>
          </table:table-cell>
          <table:table-cell office:value-type="float" office:value="101040">
            <text:p>101040</text:p>
          </table:table-cell>
          <table:table-cell table:formula="of:=([.C73]-[.C72])/([.B73]-[.B72])*3600" office:value-type="float" office:value="600">
            <text:p>600</text:p>
          </table:table-cell>
          <table:table-cell table:formula="of:=ROUND([.F72]; 0)" office:value-type="float" office:value="600">
            <text:p>600</text:p>
          </table:table-cell>
          <table:table-cell table:formula="of:=IF([.E73]=0;[.D73];[.D73]*[.D$1]+[.E73]*[.E$1])" office:value-type="float" office:value="600">
            <text:p>600</text:p>
          </table:table-cell>
          <table:table-cell table:formula="of:=([.C73]-[.C$69])/([.B73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A74]*60" office:value-type="float" office:value="300">
            <text:p>300</text:p>
          </table:table-cell>
          <table:table-cell office:value-type="float" office:value="101050">
            <text:p>101050</text:p>
          </table:table-cell>
          <table:table-cell table:formula="of:=([.C74]-[.C73])/([.B74]-[.B73])*3600" office:value-type="float" office:value="600">
            <text:p>600</text:p>
          </table:table-cell>
          <table:table-cell table:formula="of:=ROUND([.F73]; 0)" office:value-type="float" office:value="600">
            <text:p>600</text:p>
          </table:table-cell>
          <table:table-cell table:formula="of:=IF([.E74]=0;[.D74];[.D74]*[.D$1]+[.E74]*[.E$1])" office:value-type="float" office:value="600">
            <text:p>600</text:p>
          </table:table-cell>
          <table:table-cell table:formula="of:=([.C74]-[.C$69])/([.B74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A75]*60" office:value-type="float" office:value="360">
            <text:p>360</text:p>
          </table:table-cell>
          <table:table-cell office:value-type="float" office:value="101060">
            <text:p>101060</text:p>
          </table:table-cell>
          <table:table-cell table:formula="of:=([.C75]-[.C74])/([.B75]-[.B74])*3600" office:value-type="float" office:value="600">
            <text:p>600</text:p>
          </table:table-cell>
          <table:table-cell table:formula="of:=ROUND([.F74]; 0)" office:value-type="float" office:value="600">
            <text:p>600</text:p>
          </table:table-cell>
          <table:table-cell table:formula="of:=IF([.E75]=0;[.D75];[.D75]*[.D$1]+[.E75]*[.E$1])" office:value-type="float" office:value="600">
            <text:p>600</text:p>
          </table:table-cell>
          <table:table-cell table:formula="of:=([.C75]-[.C$69])/([.B75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A76]*60" office:value-type="float" office:value="420">
            <text:p>420</text:p>
          </table:table-cell>
          <table:table-cell office:value-type="float" office:value="101070">
            <text:p>101070</text:p>
          </table:table-cell>
          <table:table-cell table:formula="of:=([.C76]-[.C75])/([.B76]-[.B75])*3600" office:value-type="float" office:value="600">
            <text:p>600</text:p>
          </table:table-cell>
          <table:table-cell table:formula="of:=ROUND([.F75]; 0)" office:value-type="float" office:value="600">
            <text:p>600</text:p>
          </table:table-cell>
          <table:table-cell table:formula="of:=IF([.E76]=0;[.D76];[.D76]*[.D$1]+[.E76]*[.E$1])" office:value-type="float" office:value="600">
            <text:p>600</text:p>
          </table:table-cell>
          <table:table-cell table:formula="of:=([.C76]-[.C$69])/([.B76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A77]*60" office:value-type="float" office:value="480">
            <text:p>480</text:p>
          </table:table-cell>
          <table:table-cell office:value-type="float" office:value="101080">
            <text:p>101080</text:p>
          </table:table-cell>
          <table:table-cell table:formula="of:=([.C77]-[.C76])/([.B77]-[.B76])*3600" office:value-type="float" office:value="600">
            <text:p>600</text:p>
          </table:table-cell>
          <table:table-cell table:formula="of:=ROUND([.F76]; 0)" office:value-type="float" office:value="600">
            <text:p>600</text:p>
          </table:table-cell>
          <table:table-cell table:formula="of:=IF([.E77]=0;[.D77];[.D77]*[.D$1]+[.E77]*[.E$1])" office:value-type="float" office:value="600">
            <text:p>600</text:p>
          </table:table-cell>
          <table:table-cell table:formula="of:=([.C77]-[.C$69])/([.B77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A78]*60" office:value-type="float" office:value="540">
            <text:p>540</text:p>
          </table:table-cell>
          <table:table-cell office:value-type="float" office:value="101090">
            <text:p>101090</text:p>
          </table:table-cell>
          <table:table-cell table:formula="of:=([.C78]-[.C77])/([.B78]-[.B77])*3600" office:value-type="float" office:value="600">
            <text:p>600</text:p>
          </table:table-cell>
          <table:table-cell table:formula="of:=ROUND([.F77]; 0)" office:value-type="float" office:value="600">
            <text:p>600</text:p>
          </table:table-cell>
          <table:table-cell table:formula="of:=IF([.E78]=0;[.D78];[.D78]*[.D$1]+[.E78]*[.E$1])" office:value-type="float" office:value="600">
            <text:p>600</text:p>
          </table:table-cell>
          <table:table-cell table:formula="of:=([.C78]-[.C$69])/([.B78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A79]*60" office:value-type="float" office:value="600">
            <text:p>600</text:p>
          </table:table-cell>
          <table:table-cell office:value-type="float" office:value="101100">
            <text:p>101100</text:p>
          </table:table-cell>
          <table:table-cell table:formula="of:=([.C79]-[.C78])/([.B79]-[.B78])*3600" office:value-type="float" office:value="600">
            <text:p>600</text:p>
          </table:table-cell>
          <table:table-cell table:formula="of:=ROUND([.F78]; 0)" office:value-type="float" office:value="600">
            <text:p>600</text:p>
          </table:table-cell>
          <table:table-cell table:formula="of:=IF([.E79]=0;[.D79];[.D79]*[.D$1]+[.E79]*[.E$1])" office:value-type="float" office:value="600">
            <text:p>600</text:p>
          </table:table-cell>
          <table:table-cell table:formula="of:=([.C79]-[.C$69])/([.B79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A80]*60" office:value-type="float" office:value="660">
            <text:p>660</text:p>
          </table:table-cell>
          <table:table-cell office:value-type="float" office:value="101110">
            <text:p>101110</text:p>
          </table:table-cell>
          <table:table-cell table:formula="of:=([.C80]-[.C79])/([.B80]-[.B79])*3600" office:value-type="float" office:value="600">
            <text:p>600</text:p>
          </table:table-cell>
          <table:table-cell table:formula="of:=ROUND([.F79]; 0)" office:value-type="float" office:value="600">
            <text:p>600</text:p>
          </table:table-cell>
          <table:table-cell table:formula="of:=IF([.E80]=0;[.D80];[.D80]*[.D$1]+[.E80]*[.E$1])" office:value-type="float" office:value="600">
            <text:p>600</text:p>
          </table:table-cell>
          <table:table-cell table:formula="of:=([.C80]-[.C$69])/([.B80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A81]*60" office:value-type="float" office:value="720">
            <text:p>720</text:p>
          </table:table-cell>
          <table:table-cell office:value-type="float" office:value="101120">
            <text:p>101120</text:p>
          </table:table-cell>
          <table:table-cell table:formula="of:=([.C81]-[.C80])/([.B81]-[.B80])*3600" office:value-type="float" office:value="600">
            <text:p>600</text:p>
          </table:table-cell>
          <table:table-cell table:formula="of:=ROUND([.F80]; 0)" office:value-type="float" office:value="600">
            <text:p>600</text:p>
          </table:table-cell>
          <table:table-cell table:formula="of:=IF([.E81]=0;[.D81];[.D81]*[.D$1]+[.E81]*[.E$1])" office:value-type="float" office:value="600">
            <text:p>600</text:p>
          </table:table-cell>
          <table:table-cell table:formula="of:=([.C81]-[.C$69])/([.B81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A82]*60" office:value-type="float" office:value="780">
            <text:p>780</text:p>
          </table:table-cell>
          <table:table-cell office:value-type="float" office:value="101130">
            <text:p>101130</text:p>
          </table:table-cell>
          <table:table-cell table:formula="of:=([.C82]-[.C81])/([.B82]-[.B81])*3600" office:value-type="float" office:value="600">
            <text:p>600</text:p>
          </table:table-cell>
          <table:table-cell table:formula="of:=ROUND([.F81]; 0)" office:value-type="float" office:value="600">
            <text:p>600</text:p>
          </table:table-cell>
          <table:table-cell table:formula="of:=IF([.E82]=0;[.D82];[.D82]*[.D$1]+[.E82]*[.E$1])" office:value-type="float" office:value="600">
            <text:p>600</text:p>
          </table:table-cell>
          <table:table-cell table:formula="of:=([.C82]-[.C$69])/([.B82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A83]*60" office:value-type="float" office:value="840">
            <text:p>840</text:p>
          </table:table-cell>
          <table:table-cell office:value-type="float" office:value="101140">
            <text:p>101140</text:p>
          </table:table-cell>
          <table:table-cell table:formula="of:=([.C83]-[.C82])/([.B83]-[.B82])*3600" office:value-type="float" office:value="600">
            <text:p>600</text:p>
          </table:table-cell>
          <table:table-cell table:formula="of:=ROUND([.F82]; 0)" office:value-type="float" office:value="600">
            <text:p>600</text:p>
          </table:table-cell>
          <table:table-cell table:formula="of:=IF([.E83]=0;[.D83];[.D83]*[.D$1]+[.E83]*[.E$1])" office:value-type="float" office:value="600">
            <text:p>600</text:p>
          </table:table-cell>
          <table:table-cell table:formula="of:=([.C83]-[.C$69])/([.B83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A84]*60" office:value-type="float" office:value="900">
            <text:p>900</text:p>
          </table:table-cell>
          <table:table-cell office:value-type="float" office:value="101150">
            <text:p>101150</text:p>
          </table:table-cell>
          <table:table-cell table:formula="of:=([.C84]-[.C83])/([.B84]-[.B83])*3600" office:value-type="float" office:value="600">
            <text:p>600</text:p>
          </table:table-cell>
          <table:table-cell table:formula="of:=ROUND([.F83]; 0)" office:value-type="float" office:value="600">
            <text:p>600</text:p>
          </table:table-cell>
          <table:table-cell table:formula="of:=IF([.E84]=0;[.D84];[.D84]*[.D$1]+[.E84]*[.E$1])" office:value-type="float" office:value="600">
            <text:p>600</text:p>
          </table:table-cell>
          <table:table-cell table:formula="of:=([.C84]-[.C$69])/([.B84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A85]*60" office:value-type="float" office:value="960">
            <text:p>960</text:p>
          </table:table-cell>
          <table:table-cell office:value-type="float" office:value="101160">
            <text:p>101160</text:p>
          </table:table-cell>
          <table:table-cell table:formula="of:=([.C85]-[.C84])/([.B85]-[.B84])*3600" office:value-type="float" office:value="600">
            <text:p>600</text:p>
          </table:table-cell>
          <table:table-cell table:formula="of:=ROUND([.F84]; 0)" office:value-type="float" office:value="600">
            <text:p>600</text:p>
          </table:table-cell>
          <table:table-cell table:formula="of:=IF([.E85]=0;[.D85];[.D85]*[.D$1]+[.E85]*[.E$1])" office:value-type="float" office:value="600">
            <text:p>600</text:p>
          </table:table-cell>
          <table:table-cell table:formula="of:=([.C85]-[.C$69])/([.B85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A86]*60" office:value-type="float" office:value="1020">
            <text:p>1020</text:p>
          </table:table-cell>
          <table:table-cell office:value-type="float" office:value="101170">
            <text:p>101170</text:p>
          </table:table-cell>
          <table:table-cell table:formula="of:=([.C86]-[.C85])/([.B86]-[.B85])*3600" office:value-type="float" office:value="600">
            <text:p>600</text:p>
          </table:table-cell>
          <table:table-cell table:formula="of:=ROUND([.F85]; 0)" office:value-type="float" office:value="600">
            <text:p>600</text:p>
          </table:table-cell>
          <table:table-cell table:formula="of:=IF([.E86]=0;[.D86];[.D86]*[.D$1]+[.E86]*[.E$1])" office:value-type="float" office:value="600">
            <text:p>600</text:p>
          </table:table-cell>
          <table:table-cell table:formula="of:=([.C86]-[.C$69])/([.B86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A87]*60" office:value-type="float" office:value="1080">
            <text:p>1080</text:p>
          </table:table-cell>
          <table:table-cell office:value-type="float" office:value="101180">
            <text:p>101180</text:p>
          </table:table-cell>
          <table:table-cell table:formula="of:=([.C87]-[.C86])/([.B87]-[.B86])*3600" office:value-type="float" office:value="600">
            <text:p>600</text:p>
          </table:table-cell>
          <table:table-cell table:formula="of:=ROUND([.F86]; 0)" office:value-type="float" office:value="600">
            <text:p>600</text:p>
          </table:table-cell>
          <table:table-cell table:formula="of:=IF([.E87]=0;[.D87];[.D87]*[.D$1]+[.E87]*[.E$1])" office:value-type="float" office:value="600">
            <text:p>600</text:p>
          </table:table-cell>
          <table:table-cell table:formula="of:=([.C87]-[.C$69])/([.B87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A88]*60" office:value-type="float" office:value="1140">
            <text:p>1140</text:p>
          </table:table-cell>
          <table:table-cell office:value-type="float" office:value="101190">
            <text:p>101190</text:p>
          </table:table-cell>
          <table:table-cell table:formula="of:=([.C88]-[.C87])/([.B88]-[.B87])*3600" office:value-type="float" office:value="600">
            <text:p>600</text:p>
          </table:table-cell>
          <table:table-cell table:formula="of:=ROUND([.F87]; 0)" office:value-type="float" office:value="600">
            <text:p>600</text:p>
          </table:table-cell>
          <table:table-cell table:formula="of:=IF([.E88]=0;[.D88];[.D88]*[.D$1]+[.E88]*[.E$1])" office:value-type="float" office:value="600">
            <text:p>600</text:p>
          </table:table-cell>
          <table:table-cell table:formula="of:=([.C88]-[.C$69])/([.B88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A89]*60" office:value-type="float" office:value="1200">
            <text:p>1200</text:p>
          </table:table-cell>
          <table:table-cell office:value-type="float" office:value="101200">
            <text:p>101200</text:p>
          </table:table-cell>
          <table:table-cell table:formula="of:=([.C89]-[.C88])/([.B89]-[.B88])*3600" office:value-type="float" office:value="600">
            <text:p>600</text:p>
          </table:table-cell>
          <table:table-cell table:formula="of:=ROUND([.F88]; 0)" office:value-type="float" office:value="600">
            <text:p>600</text:p>
          </table:table-cell>
          <table:table-cell table:formula="of:=IF([.E89]=0;[.D89];[.D89]*[.D$1]+[.E89]*[.E$1])" office:value-type="float" office:value="600">
            <text:p>600</text:p>
          </table:table-cell>
          <table:table-cell table:formula="of:=([.C89]-[.C$69])/([.B89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A90]*60" office:value-type="float" office:value="1260">
            <text:p>1260</text:p>
          </table:table-cell>
          <table:table-cell office:value-type="float" office:value="101210">
            <text:p>101210</text:p>
          </table:table-cell>
          <table:table-cell table:formula="of:=([.C90]-[.C89])/([.B90]-[.B89])*3600" office:value-type="float" office:value="600">
            <text:p>600</text:p>
          </table:table-cell>
          <table:table-cell table:formula="of:=ROUND([.F89]; 0)" office:value-type="float" office:value="600">
            <text:p>600</text:p>
          </table:table-cell>
          <table:table-cell table:formula="of:=IF([.E90]=0;[.D90];[.D90]*[.D$1]+[.E90]*[.E$1])" office:value-type="float" office:value="600">
            <text:p>600</text:p>
          </table:table-cell>
          <table:table-cell table:formula="of:=([.C90]-[.C$69])/([.B90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A91]*60" office:value-type="float" office:value="1320">
            <text:p>1320</text:p>
          </table:table-cell>
          <table:table-cell office:value-type="float" office:value="101220">
            <text:p>101220</text:p>
          </table:table-cell>
          <table:table-cell table:formula="of:=([.C91]-[.C90])/([.B91]-[.B90])*3600" office:value-type="float" office:value="600">
            <text:p>600</text:p>
          </table:table-cell>
          <table:table-cell table:formula="of:=ROUND([.F90]; 0)" office:value-type="float" office:value="600">
            <text:p>600</text:p>
          </table:table-cell>
          <table:table-cell table:formula="of:=IF([.E91]=0;[.D91];[.D91]*[.D$1]+[.E91]*[.E$1])" office:value-type="float" office:value="600">
            <text:p>600</text:p>
          </table:table-cell>
          <table:table-cell table:formula="of:=([.C91]-[.C$69])/([.B91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A92]*60" office:value-type="float" office:value="1380">
            <text:p>1380</text:p>
          </table:table-cell>
          <table:table-cell office:value-type="float" office:value="101230">
            <text:p>101230</text:p>
          </table:table-cell>
          <table:table-cell table:formula="of:=([.C92]-[.C91])/([.B92]-[.B91])*3600" office:value-type="float" office:value="600">
            <text:p>600</text:p>
          </table:table-cell>
          <table:table-cell table:formula="of:=ROUND([.F91]; 0)" office:value-type="float" office:value="600">
            <text:p>600</text:p>
          </table:table-cell>
          <table:table-cell table:formula="of:=IF([.E92]=0;[.D92];[.D92]*[.D$1]+[.E92]*[.E$1])" office:value-type="float" office:value="600">
            <text:p>600</text:p>
          </table:table-cell>
          <table:table-cell table:formula="of:=([.C92]-[.C$69])/([.B92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A93]*60" office:value-type="float" office:value="1440">
            <text:p>1440</text:p>
          </table:table-cell>
          <table:table-cell office:value-type="float" office:value="101240">
            <text:p>101240</text:p>
          </table:table-cell>
          <table:table-cell table:formula="of:=([.C93]-[.C92])/([.B93]-[.B92])*3600" office:value-type="float" office:value="600">
            <text:p>600</text:p>
          </table:table-cell>
          <table:table-cell table:formula="of:=ROUND([.F92]; 0)" office:value-type="float" office:value="600">
            <text:p>600</text:p>
          </table:table-cell>
          <table:table-cell table:formula="of:=IF([.E93]=0;[.D93];[.D93]*[.D$1]+[.E93]*[.E$1])" office:value-type="float" office:value="600">
            <text:p>600</text:p>
          </table:table-cell>
          <table:table-cell table:formula="of:=([.C93]-[.C$69])/([.B93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A94]*60" office:value-type="float" office:value="1500">
            <text:p>1500</text:p>
          </table:table-cell>
          <table:table-cell office:value-type="float" office:value="101250">
            <text:p>101250</text:p>
          </table:table-cell>
          <table:table-cell table:formula="of:=([.C94]-[.C93])/([.B94]-[.B93])*3600" office:value-type="float" office:value="600">
            <text:p>600</text:p>
          </table:table-cell>
          <table:table-cell table:formula="of:=ROUND([.F93]; 0)" office:value-type="float" office:value="600">
            <text:p>600</text:p>
          </table:table-cell>
          <table:table-cell table:formula="of:=IF([.E94]=0;[.D94];[.D94]*[.D$1]+[.E94]*[.E$1])" office:value-type="float" office:value="600">
            <text:p>600</text:p>
          </table:table-cell>
          <table:table-cell table:formula="of:=([.C94]-[.C$69])/([.B94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A95]*60" office:value-type="float" office:value="1560">
            <text:p>1560</text:p>
          </table:table-cell>
          <table:table-cell office:value-type="float" office:value="101260">
            <text:p>101260</text:p>
          </table:table-cell>
          <table:table-cell table:formula="of:=([.C95]-[.C94])/([.B95]-[.B94])*3600" office:value-type="float" office:value="600">
            <text:p>600</text:p>
          </table:table-cell>
          <table:table-cell table:formula="of:=ROUND([.F94]; 0)" office:value-type="float" office:value="600">
            <text:p>600</text:p>
          </table:table-cell>
          <table:table-cell table:formula="of:=IF([.E95]=0;[.D95];[.D95]*[.D$1]+[.E95]*[.E$1])" office:value-type="float" office:value="600">
            <text:p>600</text:p>
          </table:table-cell>
          <table:table-cell table:formula="of:=([.C95]-[.C$69])/([.B95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A96]*60" office:value-type="float" office:value="1620">
            <text:p>1620</text:p>
          </table:table-cell>
          <table:table-cell office:value-type="float" office:value="101270">
            <text:p>101270</text:p>
          </table:table-cell>
          <table:table-cell table:formula="of:=([.C96]-[.C95])/([.B96]-[.B95])*3600" office:value-type="float" office:value="600">
            <text:p>600</text:p>
          </table:table-cell>
          <table:table-cell table:formula="of:=ROUND([.F95]; 0)" office:value-type="float" office:value="600">
            <text:p>600</text:p>
          </table:table-cell>
          <table:table-cell table:formula="of:=IF([.E96]=0;[.D96];[.D96]*[.D$1]+[.E96]*[.E$1])" office:value-type="float" office:value="600">
            <text:p>600</text:p>
          </table:table-cell>
          <table:table-cell table:formula="of:=([.C96]-[.C$69])/([.B96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A97]*60" office:value-type="float" office:value="1680">
            <text:p>1680</text:p>
          </table:table-cell>
          <table:table-cell office:value-type="float" office:value="101280">
            <text:p>101280</text:p>
          </table:table-cell>
          <table:table-cell table:formula="of:=([.C97]-[.C96])/([.B97]-[.B96])*3600" office:value-type="float" office:value="600">
            <text:p>600</text:p>
          </table:table-cell>
          <table:table-cell table:formula="of:=ROUND([.F96]; 0)" office:value-type="float" office:value="600">
            <text:p>600</text:p>
          </table:table-cell>
          <table:table-cell table:formula="of:=IF([.E97]=0;[.D97];[.D97]*[.D$1]+[.E97]*[.E$1])" office:value-type="float" office:value="600">
            <text:p>600</text:p>
          </table:table-cell>
          <table:table-cell table:formula="of:=([.C97]-[.C$69])/([.B97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A98]*60" office:value-type="float" office:value="1740">
            <text:p>1740</text:p>
          </table:table-cell>
          <table:table-cell office:value-type="float" office:value="101290">
            <text:p>101290</text:p>
          </table:table-cell>
          <table:table-cell table:formula="of:=([.C98]-[.C97])/([.B98]-[.B97])*3600" office:value-type="float" office:value="600">
            <text:p>600</text:p>
          </table:table-cell>
          <table:table-cell table:formula="of:=ROUND([.F97]; 0)" office:value-type="float" office:value="600">
            <text:p>600</text:p>
          </table:table-cell>
          <table:table-cell table:formula="of:=IF([.E98]=0;[.D98];[.D98]*[.D$1]+[.E98]*[.E$1])" office:value-type="float" office:value="600">
            <text:p>600</text:p>
          </table:table-cell>
          <table:table-cell table:formula="of:=([.C98]-[.C$69])/([.B98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A99]*60" office:value-type="float" office:value="1800">
            <text:p>1800</text:p>
          </table:table-cell>
          <table:table-cell office:value-type="float" office:value="101300">
            <text:p>101300</text:p>
          </table:table-cell>
          <table:table-cell table:formula="of:=([.C99]-[.C98])/([.B99]-[.B98])*3600" office:value-type="float" office:value="600">
            <text:p>600</text:p>
          </table:table-cell>
          <table:table-cell table:formula="of:=ROUND([.F98]; 0)" office:value-type="float" office:value="600">
            <text:p>600</text:p>
          </table:table-cell>
          <table:table-cell table:formula="of:=IF([.E99]=0;[.D99];[.D99]*[.D$1]+[.E99]*[.E$1])" office:value-type="float" office:value="600">
            <text:p>600</text:p>
          </table:table-cell>
          <table:table-cell table:formula="of:=([.C99]-[.C$69])/([.B99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A100]*60" office:value-type="float" office:value="1860">
            <text:p>1860</text:p>
          </table:table-cell>
          <table:table-cell office:value-type="float" office:value="101310">
            <text:p>101310</text:p>
          </table:table-cell>
          <table:table-cell table:formula="of:=([.C100]-[.C99])/([.B100]-[.B99])*3600" office:value-type="float" office:value="600">
            <text:p>600</text:p>
          </table:table-cell>
          <table:table-cell table:formula="of:=ROUND([.F99]; 0)" office:value-type="float" office:value="600">
            <text:p>600</text:p>
          </table:table-cell>
          <table:table-cell table:formula="of:=IF([.E100]=0;[.D100];[.D100]*[.D$1]+[.E100]*[.E$1])" office:value-type="float" office:value="600">
            <text:p>600</text:p>
          </table:table-cell>
          <table:table-cell table:formula="of:=([.C100]-[.C$69])/([.B100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formula="of:=[.A101]*60" office:value-type="float" office:value="1920">
            <text:p>1920</text:p>
          </table:table-cell>
          <table:table-cell office:value-type="float" office:value="101320">
            <text:p>101320</text:p>
          </table:table-cell>
          <table:table-cell table:formula="of:=([.C101]-[.C100])/([.B101]-[.B100])*3600" office:value-type="float" office:value="600">
            <text:p>600</text:p>
          </table:table-cell>
          <table:table-cell table:formula="of:=ROUND([.F100]; 0)" office:value-type="float" office:value="600">
            <text:p>600</text:p>
          </table:table-cell>
          <table:table-cell table:formula="of:=IF([.E101]=0;[.D101];[.D101]*[.D$1]+[.E101]*[.E$1])" office:value-type="float" office:value="600">
            <text:p>600</text:p>
          </table:table-cell>
          <table:table-cell table:formula="of:=([.C101]-[.C$69])/([.B101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formula="of:=[.A102]*60" office:value-type="float" office:value="1980">
            <text:p>1980</text:p>
          </table:table-cell>
          <table:table-cell office:value-type="float" office:value="101330">
            <text:p>101330</text:p>
          </table:table-cell>
          <table:table-cell table:formula="of:=([.C102]-[.C101])/([.B102]-[.B101])*3600" office:value-type="float" office:value="600">
            <text:p>600</text:p>
          </table:table-cell>
          <table:table-cell table:formula="of:=ROUND([.F101]; 0)" office:value-type="float" office:value="600">
            <text:p>600</text:p>
          </table:table-cell>
          <table:table-cell table:formula="of:=IF([.E102]=0;[.D102];[.D102]*[.D$1]+[.E102]*[.E$1])" office:value-type="float" office:value="600">
            <text:p>600</text:p>
          </table:table-cell>
          <table:table-cell table:formula="of:=([.C102]-[.C$69])/([.B102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A103]*60" office:value-type="float" office:value="2040">
            <text:p>2040</text:p>
          </table:table-cell>
          <table:table-cell office:value-type="float" office:value="101340">
            <text:p>101340</text:p>
          </table:table-cell>
          <table:table-cell table:formula="of:=([.C103]-[.C102])/([.B103]-[.B102])*3600" office:value-type="float" office:value="600">
            <text:p>600</text:p>
          </table:table-cell>
          <table:table-cell table:formula="of:=ROUND([.F102]; 0)" office:value-type="float" office:value="600">
            <text:p>600</text:p>
          </table:table-cell>
          <table:table-cell table:formula="of:=IF([.E103]=0;[.D103];[.D103]*[.D$1]+[.E103]*[.E$1])" office:value-type="float" office:value="600">
            <text:p>600</text:p>
          </table:table-cell>
          <table:table-cell table:formula="of:=([.C103]-[.C$69])/([.B103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A104]*60" office:value-type="float" office:value="2100">
            <text:p>2100</text:p>
          </table:table-cell>
          <table:table-cell office:value-type="float" office:value="101350">
            <text:p>101350</text:p>
          </table:table-cell>
          <table:table-cell table:formula="of:=([.C104]-[.C103])/([.B104]-[.B103])*3600" office:value-type="float" office:value="600">
            <text:p>600</text:p>
          </table:table-cell>
          <table:table-cell table:formula="of:=ROUND([.F103]; 0)" office:value-type="float" office:value="600">
            <text:p>600</text:p>
          </table:table-cell>
          <table:table-cell table:formula="of:=IF([.E104]=0;[.D104];[.D104]*[.D$1]+[.E104]*[.E$1])" office:value-type="float" office:value="600">
            <text:p>600</text:p>
          </table:table-cell>
          <table:table-cell table:formula="of:=([.C104]-[.C$69])/([.B104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A105]*60" office:value-type="float" office:value="2160">
            <text:p>2160</text:p>
          </table:table-cell>
          <table:table-cell office:value-type="float" office:value="101360">
            <text:p>101360</text:p>
          </table:table-cell>
          <table:table-cell table:formula="of:=([.C105]-[.C104])/([.B105]-[.B104])*3600" office:value-type="float" office:value="600">
            <text:p>600</text:p>
          </table:table-cell>
          <table:table-cell table:formula="of:=ROUND([.F104]; 0)" office:value-type="float" office:value="600">
            <text:p>600</text:p>
          </table:table-cell>
          <table:table-cell table:formula="of:=IF([.E105]=0;[.D105];[.D105]*[.D$1]+[.E105]*[.E$1])" office:value-type="float" office:value="600">
            <text:p>600</text:p>
          </table:table-cell>
          <table:table-cell table:formula="of:=([.C105]-[.C$69])/([.B105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A106]*60" office:value-type="float" office:value="2220">
            <text:p>2220</text:p>
          </table:table-cell>
          <table:table-cell office:value-type="float" office:value="101370">
            <text:p>101370</text:p>
          </table:table-cell>
          <table:table-cell table:formula="of:=([.C106]-[.C105])/([.B106]-[.B105])*3600" office:value-type="float" office:value="600">
            <text:p>600</text:p>
          </table:table-cell>
          <table:table-cell table:formula="of:=ROUND([.F105]; 0)" office:value-type="float" office:value="600">
            <text:p>600</text:p>
          </table:table-cell>
          <table:table-cell table:formula="of:=IF([.E106]=0;[.D106];[.D106]*[.D$1]+[.E106]*[.E$1])" office:value-type="float" office:value="600">
            <text:p>600</text:p>
          </table:table-cell>
          <table:table-cell table:formula="of:=([.C106]-[.C$69])/([.B106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A107]*60" office:value-type="float" office:value="2280">
            <text:p>2280</text:p>
          </table:table-cell>
          <table:table-cell office:value-type="float" office:value="101380">
            <text:p>101380</text:p>
          </table:table-cell>
          <table:table-cell table:formula="of:=([.C107]-[.C106])/([.B107]-[.B106])*3600" office:value-type="float" office:value="600">
            <text:p>600</text:p>
          </table:table-cell>
          <table:table-cell table:formula="of:=ROUND([.F106]; 0)" office:value-type="float" office:value="600">
            <text:p>600</text:p>
          </table:table-cell>
          <table:table-cell table:formula="of:=IF([.E107]=0;[.D107];[.D107]*[.D$1]+[.E107]*[.E$1])" office:value-type="float" office:value="600">
            <text:p>600</text:p>
          </table:table-cell>
          <table:table-cell table:formula="of:=([.C107]-[.C$69])/([.B107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A108]*60" office:value-type="float" office:value="2340">
            <text:p>2340</text:p>
          </table:table-cell>
          <table:table-cell office:value-type="float" office:value="101390">
            <text:p>101390</text:p>
          </table:table-cell>
          <table:table-cell table:formula="of:=([.C108]-[.C107])/([.B108]-[.B107])*3600" office:value-type="float" office:value="600">
            <text:p>600</text:p>
          </table:table-cell>
          <table:table-cell table:formula="of:=ROUND([.F107]; 0)" office:value-type="float" office:value="600">
            <text:p>600</text:p>
          </table:table-cell>
          <table:table-cell table:formula="of:=IF([.E108]=0;[.D108];[.D108]*[.D$1]+[.E108]*[.E$1])" office:value-type="float" office:value="600">
            <text:p>600</text:p>
          </table:table-cell>
          <table:table-cell table:formula="of:=([.C108]-[.C$69])/([.B108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A109]*60" office:value-type="float" office:value="2400">
            <text:p>2400</text:p>
          </table:table-cell>
          <table:table-cell office:value-type="float" office:value="101400">
            <text:p>101400</text:p>
          </table:table-cell>
          <table:table-cell table:formula="of:=([.C109]-[.C108])/([.B109]-[.B108])*3600" office:value-type="float" office:value="600">
            <text:p>600</text:p>
          </table:table-cell>
          <table:table-cell table:formula="of:=ROUND([.F108]; 0)" office:value-type="float" office:value="600">
            <text:p>600</text:p>
          </table:table-cell>
          <table:table-cell table:formula="of:=IF([.E109]=0;[.D109];[.D109]*[.D$1]+[.E109]*[.E$1])" office:value-type="float" office:value="600">
            <text:p>600</text:p>
          </table:table-cell>
          <table:table-cell table:formula="of:=([.C109]-[.C$69])/([.B109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A110]*60" office:value-type="float" office:value="2460">
            <text:p>2460</text:p>
          </table:table-cell>
          <table:table-cell office:value-type="float" office:value="101410">
            <text:p>101410</text:p>
          </table:table-cell>
          <table:table-cell table:formula="of:=([.C110]-[.C109])/([.B110]-[.B109])*3600" office:value-type="float" office:value="600">
            <text:p>600</text:p>
          </table:table-cell>
          <table:table-cell table:formula="of:=ROUND([.F109]; 0)" office:value-type="float" office:value="600">
            <text:p>600</text:p>
          </table:table-cell>
          <table:table-cell table:formula="of:=IF([.E110]=0;[.D110];[.D110]*[.D$1]+[.E110]*[.E$1])" office:value-type="float" office:value="600">
            <text:p>600</text:p>
          </table:table-cell>
          <table:table-cell table:formula="of:=([.C110]-[.C$69])/([.B110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A111]*60" office:value-type="float" office:value="2520">
            <text:p>2520</text:p>
          </table:table-cell>
          <table:table-cell office:value-type="float" office:value="101420">
            <text:p>101420</text:p>
          </table:table-cell>
          <table:table-cell table:formula="of:=([.C111]-[.C110])/([.B111]-[.B110])*3600" office:value-type="float" office:value="600">
            <text:p>600</text:p>
          </table:table-cell>
          <table:table-cell table:formula="of:=ROUND([.F110]; 0)" office:value-type="float" office:value="600">
            <text:p>600</text:p>
          </table:table-cell>
          <table:table-cell table:formula="of:=IF([.E111]=0;[.D111];[.D111]*[.D$1]+[.E111]*[.E$1])" office:value-type="float" office:value="600">
            <text:p>600</text:p>
          </table:table-cell>
          <table:table-cell table:formula="of:=([.C111]-[.C$69])/([.B111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A112]*60" office:value-type="float" office:value="2580">
            <text:p>2580</text:p>
          </table:table-cell>
          <table:table-cell office:value-type="float" office:value="101430">
            <text:p>101430</text:p>
          </table:table-cell>
          <table:table-cell table:formula="of:=([.C112]-[.C111])/([.B112]-[.B111])*3600" office:value-type="float" office:value="600">
            <text:p>600</text:p>
          </table:table-cell>
          <table:table-cell table:formula="of:=ROUND([.F111]; 0)" office:value-type="float" office:value="600">
            <text:p>600</text:p>
          </table:table-cell>
          <table:table-cell table:formula="of:=IF([.E112]=0;[.D112];[.D112]*[.D$1]+[.E112]*[.E$1])" office:value-type="float" office:value="600">
            <text:p>600</text:p>
          </table:table-cell>
          <table:table-cell table:formula="of:=([.C112]-[.C$69])/([.B112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A113]*60" office:value-type="float" office:value="2640">
            <text:p>2640</text:p>
          </table:table-cell>
          <table:table-cell office:value-type="float" office:value="101440">
            <text:p>101440</text:p>
          </table:table-cell>
          <table:table-cell table:formula="of:=([.C113]-[.C112])/([.B113]-[.B112])*3600" office:value-type="float" office:value="600">
            <text:p>600</text:p>
          </table:table-cell>
          <table:table-cell table:formula="of:=ROUND([.F112]; 0)" office:value-type="float" office:value="600">
            <text:p>600</text:p>
          </table:table-cell>
          <table:table-cell table:formula="of:=IF([.E113]=0;[.D113];[.D113]*[.D$1]+[.E113]*[.E$1])" office:value-type="float" office:value="600">
            <text:p>600</text:p>
          </table:table-cell>
          <table:table-cell table:formula="of:=([.C113]-[.C$69])/([.B113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A114]*60" office:value-type="float" office:value="2700">
            <text:p>2700</text:p>
          </table:table-cell>
          <table:table-cell office:value-type="float" office:value="101450">
            <text:p>101450</text:p>
          </table:table-cell>
          <table:table-cell table:formula="of:=([.C114]-[.C113])/([.B114]-[.B113])*3600" office:value-type="float" office:value="600">
            <text:p>600</text:p>
          </table:table-cell>
          <table:table-cell table:formula="of:=ROUND([.F113]; 0)" office:value-type="float" office:value="600">
            <text:p>600</text:p>
          </table:table-cell>
          <table:table-cell table:formula="of:=IF([.E114]=0;[.D114];[.D114]*[.D$1]+[.E114]*[.E$1])" office:value-type="float" office:value="600">
            <text:p>600</text:p>
          </table:table-cell>
          <table:table-cell table:formula="of:=([.C114]-[.C$69])/([.B114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A115]*60" office:value-type="float" office:value="2760">
            <text:p>2760</text:p>
          </table:table-cell>
          <table:table-cell office:value-type="float" office:value="101460">
            <text:p>101460</text:p>
          </table:table-cell>
          <table:table-cell table:formula="of:=([.C115]-[.C114])/([.B115]-[.B114])*3600" office:value-type="float" office:value="600">
            <text:p>600</text:p>
          </table:table-cell>
          <table:table-cell table:formula="of:=ROUND([.F114]; 0)" office:value-type="float" office:value="600">
            <text:p>600</text:p>
          </table:table-cell>
          <table:table-cell table:formula="of:=IF([.E115]=0;[.D115];[.D115]*[.D$1]+[.E115]*[.E$1])" office:value-type="float" office:value="600">
            <text:p>600</text:p>
          </table:table-cell>
          <table:table-cell table:formula="of:=([.C115]-[.C$69])/([.B115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A116]*60" office:value-type="float" office:value="2820">
            <text:p>2820</text:p>
          </table:table-cell>
          <table:table-cell office:value-type="float" office:value="101470">
            <text:p>101470</text:p>
          </table:table-cell>
          <table:table-cell table:formula="of:=([.C116]-[.C115])/([.B116]-[.B115])*3600" office:value-type="float" office:value="600">
            <text:p>600</text:p>
          </table:table-cell>
          <table:table-cell table:formula="of:=ROUND([.F115]; 0)" office:value-type="float" office:value="600">
            <text:p>600</text:p>
          </table:table-cell>
          <table:table-cell table:formula="of:=IF([.E116]=0;[.D116];[.D116]*[.D$1]+[.E116]*[.E$1])" office:value-type="float" office:value="600">
            <text:p>600</text:p>
          </table:table-cell>
          <table:table-cell table:formula="of:=([.C116]-[.C$69])/([.B116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A117]*60" office:value-type="float" office:value="2880">
            <text:p>2880</text:p>
          </table:table-cell>
          <table:table-cell office:value-type="float" office:value="101480">
            <text:p>101480</text:p>
          </table:table-cell>
          <table:table-cell table:formula="of:=([.C117]-[.C116])/([.B117]-[.B116])*3600" office:value-type="float" office:value="600">
            <text:p>600</text:p>
          </table:table-cell>
          <table:table-cell table:formula="of:=ROUND([.F116]; 0)" office:value-type="float" office:value="600">
            <text:p>600</text:p>
          </table:table-cell>
          <table:table-cell table:formula="of:=IF([.E117]=0;[.D117];[.D117]*[.D$1]+[.E117]*[.E$1])" office:value-type="float" office:value="600">
            <text:p>600</text:p>
          </table:table-cell>
          <table:table-cell table:formula="of:=([.C117]-[.C$69])/([.B117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A118]*60" office:value-type="float" office:value="2940">
            <text:p>2940</text:p>
          </table:table-cell>
          <table:table-cell office:value-type="float" office:value="101490">
            <text:p>101490</text:p>
          </table:table-cell>
          <table:table-cell table:formula="of:=([.C118]-[.C117])/([.B118]-[.B117])*3600" office:value-type="float" office:value="600">
            <text:p>600</text:p>
          </table:table-cell>
          <table:table-cell table:formula="of:=ROUND([.F117]; 0)" office:value-type="float" office:value="600">
            <text:p>600</text:p>
          </table:table-cell>
          <table:table-cell table:formula="of:=IF([.E118]=0;[.D118];[.D118]*[.D$1]+[.E118]*[.E$1])" office:value-type="float" office:value="600">
            <text:p>600</text:p>
          </table:table-cell>
          <table:table-cell table:formula="of:=([.C118]-[.C$69])/([.B118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A119]*60" office:value-type="float" office:value="3000">
            <text:p>3000</text:p>
          </table:table-cell>
          <table:table-cell office:value-type="float" office:value="101500">
            <text:p>101500</text:p>
          </table:table-cell>
          <table:table-cell table:formula="of:=([.C119]-[.C118])/([.B119]-[.B118])*3600" office:value-type="float" office:value="600">
            <text:p>600</text:p>
          </table:table-cell>
          <table:table-cell table:formula="of:=ROUND([.F118]; 0)" office:value-type="float" office:value="600">
            <text:p>600</text:p>
          </table:table-cell>
          <table:table-cell table:formula="of:=IF([.E119]=0;[.D119];[.D119]*[.D$1]+[.E119]*[.E$1])" office:value-type="float" office:value="600">
            <text:p>600</text:p>
          </table:table-cell>
          <table:table-cell table:formula="of:=([.C119]-[.C$69])/([.B119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A120]*60" office:value-type="float" office:value="3060">
            <text:p>3060</text:p>
          </table:table-cell>
          <table:table-cell office:value-type="float" office:value="101510">
            <text:p>101510</text:p>
          </table:table-cell>
          <table:table-cell table:formula="of:=([.C120]-[.C119])/([.B120]-[.B119])*3600" office:value-type="float" office:value="600">
            <text:p>600</text:p>
          </table:table-cell>
          <table:table-cell table:formula="of:=ROUND([.F119]; 0)" office:value-type="float" office:value="600">
            <text:p>600</text:p>
          </table:table-cell>
          <table:table-cell table:formula="of:=IF([.E120]=0;[.D120];[.D120]*[.D$1]+[.E120]*[.E$1])" office:value-type="float" office:value="600">
            <text:p>600</text:p>
          </table:table-cell>
          <table:table-cell table:formula="of:=([.C120]-[.C$69])/([.B120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A121]*60" office:value-type="float" office:value="3120">
            <text:p>3120</text:p>
          </table:table-cell>
          <table:table-cell office:value-type="float" office:value="101520">
            <text:p>101520</text:p>
          </table:table-cell>
          <table:table-cell table:formula="of:=([.C121]-[.C120])/([.B121]-[.B120])*3600" office:value-type="float" office:value="600">
            <text:p>600</text:p>
          </table:table-cell>
          <table:table-cell table:formula="of:=ROUND([.F120]; 0)" office:value-type="float" office:value="600">
            <text:p>600</text:p>
          </table:table-cell>
          <table:table-cell table:formula="of:=IF([.E121]=0;[.D121];[.D121]*[.D$1]+[.E121]*[.E$1])" office:value-type="float" office:value="600">
            <text:p>600</text:p>
          </table:table-cell>
          <table:table-cell table:formula="of:=([.C121]-[.C$69])/([.B121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A122]*60" office:value-type="float" office:value="3180">
            <text:p>3180</text:p>
          </table:table-cell>
          <table:table-cell office:value-type="float" office:value="101530">
            <text:p>101530</text:p>
          </table:table-cell>
          <table:table-cell table:formula="of:=([.C122]-[.C121])/([.B122]-[.B121])*3600" office:value-type="float" office:value="600">
            <text:p>600</text:p>
          </table:table-cell>
          <table:table-cell table:formula="of:=ROUND([.F121]; 0)" office:value-type="float" office:value="600">
            <text:p>600</text:p>
          </table:table-cell>
          <table:table-cell table:formula="of:=IF([.E122]=0;[.D122];[.D122]*[.D$1]+[.E122]*[.E$1])" office:value-type="float" office:value="600">
            <text:p>600</text:p>
          </table:table-cell>
          <table:table-cell table:formula="of:=([.C122]-[.C$69])/([.B122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A123]*60" office:value-type="float" office:value="3240">
            <text:p>3240</text:p>
          </table:table-cell>
          <table:table-cell office:value-type="float" office:value="101540">
            <text:p>101540</text:p>
          </table:table-cell>
          <table:table-cell table:formula="of:=([.C123]-[.C122])/([.B123]-[.B122])*3600" office:value-type="float" office:value="600">
            <text:p>600</text:p>
          </table:table-cell>
          <table:table-cell table:formula="of:=ROUND([.F122]; 0)" office:value-type="float" office:value="600">
            <text:p>600</text:p>
          </table:table-cell>
          <table:table-cell table:formula="of:=IF([.E123]=0;[.D123];[.D123]*[.D$1]+[.E123]*[.E$1])" office:value-type="float" office:value="600">
            <text:p>600</text:p>
          </table:table-cell>
          <table:table-cell table:formula="of:=([.C123]-[.C$69])/([.B123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A124]*60" office:value-type="float" office:value="3300">
            <text:p>3300</text:p>
          </table:table-cell>
          <table:table-cell office:value-type="float" office:value="101550">
            <text:p>101550</text:p>
          </table:table-cell>
          <table:table-cell table:formula="of:=([.C124]-[.C123])/([.B124]-[.B123])*3600" office:value-type="float" office:value="600">
            <text:p>600</text:p>
          </table:table-cell>
          <table:table-cell table:formula="of:=ROUND([.F123]; 0)" office:value-type="float" office:value="600">
            <text:p>600</text:p>
          </table:table-cell>
          <table:table-cell table:formula="of:=IF([.E124]=0;[.D124];[.D124]*[.D$1]+[.E124]*[.E$1])" office:value-type="float" office:value="600">
            <text:p>600</text:p>
          </table:table-cell>
          <table:table-cell table:formula="of:=([.C124]-[.C$69])/([.B124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A125]*60" office:value-type="float" office:value="3360">
            <text:p>3360</text:p>
          </table:table-cell>
          <table:table-cell office:value-type="float" office:value="101560">
            <text:p>101560</text:p>
          </table:table-cell>
          <table:table-cell table:formula="of:=([.C125]-[.C124])/([.B125]-[.B124])*3600" office:value-type="float" office:value="600">
            <text:p>600</text:p>
          </table:table-cell>
          <table:table-cell table:formula="of:=ROUND([.F124]; 0)" office:value-type="float" office:value="600">
            <text:p>600</text:p>
          </table:table-cell>
          <table:table-cell table:formula="of:=IF([.E125]=0;[.D125];[.D125]*[.D$1]+[.E125]*[.E$1])" office:value-type="float" office:value="600">
            <text:p>600</text:p>
          </table:table-cell>
          <table:table-cell table:formula="of:=([.C125]-[.C$69])/([.B125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A126]*60" office:value-type="float" office:value="3420">
            <text:p>3420</text:p>
          </table:table-cell>
          <table:table-cell office:value-type="float" office:value="101570">
            <text:p>101570</text:p>
          </table:table-cell>
          <table:table-cell table:formula="of:=([.C126]-[.C125])/([.B126]-[.B125])*3600" office:value-type="float" office:value="600">
            <text:p>600</text:p>
          </table:table-cell>
          <table:table-cell table:formula="of:=ROUND([.F125]; 0)" office:value-type="float" office:value="600">
            <text:p>600</text:p>
          </table:table-cell>
          <table:table-cell table:formula="of:=IF([.E126]=0;[.D126];[.D126]*[.D$1]+[.E126]*[.E$1])" office:value-type="float" office:value="600">
            <text:p>600</text:p>
          </table:table-cell>
          <table:table-cell table:formula="of:=([.C126]-[.C$69])/([.B126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A127]*60" office:value-type="float" office:value="3480">
            <text:p>3480</text:p>
          </table:table-cell>
          <table:table-cell office:value-type="float" office:value="101580">
            <text:p>101580</text:p>
          </table:table-cell>
          <table:table-cell table:formula="of:=([.C127]-[.C126])/([.B127]-[.B126])*3600" office:value-type="float" office:value="600">
            <text:p>600</text:p>
          </table:table-cell>
          <table:table-cell table:formula="of:=ROUND([.F126]; 0)" office:value-type="float" office:value="600">
            <text:p>600</text:p>
          </table:table-cell>
          <table:table-cell table:formula="of:=IF([.E127]=0;[.D127];[.D127]*[.D$1]+[.E127]*[.E$1])" office:value-type="float" office:value="600">
            <text:p>600</text:p>
          </table:table-cell>
          <table:table-cell table:formula="of:=([.C127]-[.C$69])/([.B127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A128]*60" office:value-type="float" office:value="3540">
            <text:p>3540</text:p>
          </table:table-cell>
          <table:table-cell office:value-type="float" office:value="101590">
            <text:p>101590</text:p>
          </table:table-cell>
          <table:table-cell table:formula="of:=([.C128]-[.C127])/([.B128]-[.B127])*3600" office:value-type="float" office:value="600">
            <text:p>600</text:p>
          </table:table-cell>
          <table:table-cell table:formula="of:=ROUND([.F127]; 0)" office:value-type="float" office:value="600">
            <text:p>600</text:p>
          </table:table-cell>
          <table:table-cell table:formula="of:=IF([.E128]=0;[.D128];[.D128]*[.D$1]+[.E128]*[.E$1])" office:value-type="float" office:value="600">
            <text:p>600</text:p>
          </table:table-cell>
          <table:table-cell table:formula="of:=([.C128]-[.C$69])/([.B128]-[.B$69])*3600"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A129]*60" office:value-type="float" office:value="3600">
            <text:p>3600</text:p>
          </table:table-cell>
          <table:table-cell office:value-type="float" office:value="101600">
            <text:p>101600</text:p>
          </table:table-cell>
          <table:table-cell table:formula="of:=([.C129]-[.C128])/([.B129]-[.B128])*3600" office:value-type="float" office:value="600">
            <text:p>600</text:p>
          </table:table-cell>
          <table:table-cell table:formula="of:=ROUND([.F128]; 0)" office:value-type="float" office:value="600">
            <text:p>600</text:p>
          </table:table-cell>
          <table:table-cell table:formula="of:=IF([.E129]=0;[.D129];[.D129]*[.D$1]+[.E129]*[.E$1])" office:value-type="float" office:value="600">
            <text:p>600</text:p>
          </table:table-cell>
          <table:table-cell table:formula="of:=([.C129]-[.C$69])/([.B129]-[.B$69])*3600" office:value-type="float" office:value="600">
            <text:p>600</text:p>
          </table:table-cell>
          <table:table-cell table:number-columns-repeated="4"/>
        </table:table-row>
        <table:table-row table:style-name="ro1" table:number-rows-repeated="10484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Irons</meta:initial-creator>
    <meta:creation-date>2013-01-13T01:48:19</meta:creation-date>
    <dc:date>2013-01-13T03:53:35</dc:date>
    <dc:creator>Stephen Irons</dc:creator>
    <meta:editing-duration>PT3M21S</meta:editing-duration>
    <meta:editing-cycles>1</meta:editing-cycles>
    <meta:document-statistic meta:table-count="1" meta:cell-count="1032" meta:object-count="1"/>
    <meta:generator>LibreOffice/3.6$Linux_x86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00" chart:maximum="10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2500" chart:maximum="25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3cm" svg:height="12.01cm" xlink:href=".." xlink:type="simple" chart:class="chart:scatter" chart:style-name="ch1">
        <chart:legend chart:legend-position="end" svg:x="14.962cm" svg:y="5.208cm" style:legend-expansion="high" chart:style-name="ch2"/>
        <chart:plot-area chart:style-name="ch3" table:cell-range-address="Sheet1.B4:Sheet1.C65 Sheet1.F4:Sheet1.G65" chart:data-source-has-labels="row" svg:x="0.809cm" svg:y="1.095cm" svg:width="13.435cm" svg:height="10.255cm">
          <chartooo:coordinate-region svg:x="2.171cm" svg:y="1.294cm" svg:width="10.974cm" svg:height="9.4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C5:Sheet1.C65" chart:label-cell-address="Sheet1.C4:Sheet1.C4" chart:class="chart:scatter">
            <chart:domain table:cell-range-address="Sheet1.B5:Sheet1.B65"/>
            <chart:data-point chart:repeated="61"/>
          </chart:series>
          <chart:series chart:attached-axis="secondary-y" chart:style-name="ch9" chart:values-cell-range-address="Sheet1.F5:Sheet1.F65" chart:label-cell-address="Sheet1.F4:Sheet1.F4" chart:class="chart:scatter">
            <chart:data-point chart:repeated="61"/>
          </chart:series>
          <chart:series chart:attached-axis="secondary-y" chart:style-name="ch10" chart:values-cell-range-address="Sheet1.G5:Sheet1.G65" chart:label-cell-address="Sheet1.G4:Sheet1.G4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essure</text:p>
                <draw:g>
                  <svg:desc>Sheet1.C4:Sheet1.C4</svg:desc>
                </draw:g>
              </table:table-cell>
              <table:table-cell office:value-type="string">
                <text:p>Next</text:p>
                <draw:g>
                  <svg:desc>Sheet1.F4:Sheet1.F4</svg:desc>
                </draw:g>
              </table:table-cell>
              <table:table-cell office:value-type="string">
                <text:p>End to end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:Sheet1.B65</svg:desc>
                </draw:g>
              </table:table-cell>
              <table:table-cell office:value-type="float" office:value="101000">
                <text:p>101000</text:p>
                <draw:g>
                  <svg:desc>Sheet1.C5:Sheet1.C65</svg:desc>
                </draw:g>
              </table:table-cell>
              <table:table-cell office:value-type="float" office:value="0">
                <text:p>0</text:p>
                <draw:g>
                  <svg:desc>Sheet1.F5:Sheet1.F65</svg:desc>
                </draw:g>
              </table:table-cell>
              <table:table-cell office:value-type="float" office:value="NaN">
                <text:p>NaN</text:p>
                <draw:g>
                  <svg:desc>Sheet1.G5:Sheet1.G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01000">
                <text:p>10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101020">
                <text:p>101020</text:p>
              </table:table-cell>
              <table:table-cell office:value-type="float" office:value="180">
                <text:p>18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101020">
                <text:p>101020</text:p>
              </table:table-cell>
              <table:table-cell office:value-type="float" office:value="153">
                <text:p>15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01020">
                <text:p>101020</text:p>
              </table:table-cell>
              <table:table-cell office:value-type="float" office:value="130.05">
                <text:p>130.0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01050">
                <text:p>101050</text:p>
              </table:table-cell>
              <table:table-cell office:value-type="float" office:value="380.5">
                <text:p>380.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">
                <text:p>360</text:p>
              </table:table-cell>
              <table:table-cell office:value-type="float" office:value="101050">
                <text:p>101050</text:p>
              </table:table-cell>
              <table:table-cell office:value-type="float" office:value="323.85">
                <text:p>323.8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">
                <text:p>420</text:p>
              </table:table-cell>
              <table:table-cell office:value-type="float" office:value="101080">
                <text:p>101080</text:p>
              </table:table-cell>
              <table:table-cell office:value-type="float" office:value="545.4">
                <text:p>545.4</text:p>
              </table:table-cell>
              <table:table-cell office:value-type="float" office:value="685.714285714286">
                <text:p>685.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">
                <text:p>480</text:p>
              </table:table-cell>
              <table:table-cell office:value-type="float" office:value="101110">
                <text:p>101110</text:p>
              </table:table-cell>
              <table:table-cell office:value-type="float" office:value="733.25">
                <text:p>733.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0">
                <text:p>540</text:p>
              </table:table-cell>
              <table:table-cell office:value-type="float" office:value="101120">
                <text:p>101120</text:p>
              </table:table-cell>
              <table:table-cell office:value-type="float" office:value="713.05">
                <text:p>713.0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01110">
                <text:p>101110</text:p>
              </table:table-cell>
              <table:table-cell office:value-type="float" office:value="516.05">
                <text:p>516.0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0">
                <text:p>660</text:p>
              </table:table-cell>
              <table:table-cell office:value-type="float" office:value="101120">
                <text:p>101120</text:p>
              </table:table-cell>
              <table:table-cell office:value-type="float" office:value="528.6">
                <text:p>528.6</text:p>
              </table:table-cell>
              <table:table-cell office:value-type="float" office:value="654.545454545455">
                <text:p>654.545454545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">
                <text:p>720</text:p>
              </table:table-cell>
              <table:table-cell office:value-type="float" office:value="101150">
                <text:p>101150</text:p>
              </table:table-cell>
              <table:table-cell office:value-type="float" office:value="719.65">
                <text:p>719.6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0">
                <text:p>780</text:p>
              </table:table-cell>
              <table:table-cell office:value-type="float" office:value="101120">
                <text:p>101120</text:p>
              </table:table-cell>
              <table:table-cell office:value-type="float" office:value="342">
                <text:p>342</text:p>
              </table:table-cell>
              <table:table-cell office:value-type="float" office:value="553.846153846154">
                <text:p>553.84615384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0">
                <text:p>840</text:p>
              </table:table-cell>
              <table:table-cell office:value-type="float" office:value="101150">
                <text:p>101150</text:p>
              </table:table-cell>
              <table:table-cell office:value-type="float" office:value="560.7">
                <text:p>560.7</text:p>
              </table:table-cell>
              <table:table-cell office:value-type="float" office:value="642.857142857143">
                <text:p>642.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">
                <text:p>900</text:p>
              </table:table-cell>
              <table:table-cell office:value-type="float" office:value="101180">
                <text:p>101180</text:p>
              </table:table-cell>
              <table:table-cell office:value-type="float" office:value="746.85">
                <text:p>746.8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0">
                <text:p>960</text:p>
              </table:table-cell>
              <table:table-cell office:value-type="float" office:value="101180">
                <text:p>101180</text:p>
              </table:table-cell>
              <table:table-cell office:value-type="float" office:value="634.95">
                <text:p>634.9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0">
                <text:p>1020</text:p>
              </table:table-cell>
              <table:table-cell office:value-type="float" office:value="101150">
                <text:p>101150</text:p>
              </table:table-cell>
              <table:table-cell office:value-type="float" office:value="269.75">
                <text:p>269.75</text:p>
              </table:table-cell>
              <table:table-cell office:value-type="float" office:value="529.411764705882">
                <text:p>529.411764705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0">
                <text:p>1080</text:p>
              </table:table-cell>
              <table:table-cell office:value-type="float" office:value="101180">
                <text:p>101180</text:p>
              </table:table-cell>
              <table:table-cell office:value-type="float" office:value="499.5">
                <text:p>499.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0">
                <text:p>1140</text:p>
              </table:table-cell>
              <table:table-cell office:value-type="float" office:value="101180">
                <text:p>101180</text:p>
              </table:table-cell>
              <table:table-cell office:value-type="float" office:value="425">
                <text:p>425</text:p>
              </table:table-cell>
              <table:table-cell office:value-type="float" office:value="568.421052631579">
                <text:p>568.421052631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  <table:table-cell office:value-type="float" office:value="101200">
                <text:p>101200</text:p>
              </table:table-cell>
              <table:table-cell office:value-type="float" office:value="541.25">
                <text:p>541.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0">
                <text:p>1260</text:p>
              </table:table-cell>
              <table:table-cell office:value-type="float" office:value="101200">
                <text:p>101200</text:p>
              </table:table-cell>
              <table:table-cell office:value-type="float" office:value="459.85">
                <text:p>459.8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0">
                <text:p>1320</text:p>
              </table:table-cell>
              <table:table-cell office:value-type="float" office:value="101220">
                <text:p>101220</text:p>
              </table:table-cell>
              <table:table-cell office:value-type="float" office:value="571">
                <text:p>57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80">
                <text:p>1380</text:p>
              </table:table-cell>
              <table:table-cell office:value-type="float" office:value="101200">
                <text:p>101200</text:p>
              </table:table-cell>
              <table:table-cell office:value-type="float" office:value="305.35">
                <text:p>305.35</text:p>
              </table:table-cell>
              <table:table-cell office:value-type="float" office:value="521.739130434783">
                <text:p>521.739130434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">
                <text:p>1440</text:p>
              </table:table-cell>
              <table:table-cell office:value-type="float" office:value="101250">
                <text:p>101250</text:p>
              </table:table-cell>
              <table:table-cell office:value-type="float" office:value="709.25">
                <text:p>709.2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101300">
                <text:p>101300</text:p>
              </table:table-cell>
              <table:table-cell office:value-type="float" office:value="1052.65">
                <text:p>1052.6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0">
                <text:p>1560</text:p>
              </table:table-cell>
              <table:table-cell office:value-type="float" office:value="101350">
                <text:p>101350</text:p>
              </table:table-cell>
              <table:table-cell office:value-type="float" office:value="1345.05">
                <text:p>1345.05</text:p>
              </table:table-cell>
              <table:table-cell office:value-type="float" office:value="807.692307692308">
                <text:p>807.692307692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0">
                <text:p>1620</text:p>
              </table:table-cell>
              <table:table-cell office:value-type="float" office:value="101380">
                <text:p>101380</text:p>
              </table:table-cell>
              <table:table-cell office:value-type="float" office:value="1413.25">
                <text:p>1413.25</text:p>
              </table:table-cell>
              <table:table-cell office:value-type="float" office:value="844.444444444444">
                <text:p>844.44444444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01410">
                <text:p>101410</text:p>
              </table:table-cell>
              <table:table-cell office:value-type="float" office:value="1471.05">
                <text:p>1471.05</text:p>
              </table:table-cell>
              <table:table-cell office:value-type="float" office:value="878.571428571429">
                <text:p>878.5714285714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40">
                <text:p>1740</text:p>
              </table:table-cell>
              <table:table-cell office:value-type="float" office:value="101400">
                <text:p>101400</text:p>
              </table:table-cell>
              <table:table-cell office:value-type="float" office:value="1160.35">
                <text:p>1160.35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0">
                <text:p>1800</text:p>
              </table:table-cell>
              <table:table-cell office:value-type="float" office:value="101350">
                <text:p>101350</text:p>
              </table:table-cell>
              <table:table-cell office:value-type="float" office:value="536">
                <text:p>53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0">
                <text:p>1860</text:p>
              </table:table-cell>
              <table:table-cell office:value-type="float" office:value="101400">
                <text:p>101400</text:p>
              </table:table-cell>
              <table:table-cell office:value-type="float" office:value="905.6">
                <text:p>905.6</text:p>
              </table:table-cell>
              <table:table-cell office:value-type="float" office:value="774.193548387097">
                <text:p>774.193548387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0">
                <text:p>1920</text:p>
              </table:table-cell>
              <table:table-cell office:value-type="float" office:value="101420">
                <text:p>101420</text:p>
              </table:table-cell>
              <table:table-cell office:value-type="float" office:value="950.1">
                <text:p>950.1</text:p>
              </table:table-cell>
              <table:table-cell office:value-type="float" office:value="787.5">
                <text:p>787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0">
                <text:p>1980</text:p>
              </table:table-cell>
              <table:table-cell office:value-type="float" office:value="101450">
                <text:p>101450</text:p>
              </table:table-cell>
              <table:table-cell office:value-type="float" office:value="1077.5">
                <text:p>1077.5</text:p>
              </table:table-cell>
              <table:table-cell office:value-type="float" office:value="818.181818181818">
                <text:p>818.181818181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0">
                <text:p>2040</text:p>
              </table:table-cell>
              <table:table-cell office:value-type="float" office:value="101450">
                <text:p>101450</text:p>
              </table:table-cell>
              <table:table-cell office:value-type="float" office:value="916.3">
                <text:p>916.3</text:p>
              </table:table-cell>
              <table:table-cell office:value-type="float" office:value="794.117647058824">
                <text:p>794.117647058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00">
                <text:p>2100</text:p>
              </table:table-cell>
              <table:table-cell office:value-type="float" office:value="101480">
                <text:p>101480</text:p>
              </table:table-cell>
              <table:table-cell office:value-type="float" office:value="1048.6">
                <text:p>1048.6</text:p>
              </table:table-cell>
              <table:table-cell office:value-type="float" office:value="822.857142857143">
                <text:p>822.857142857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60">
                <text:p>2160</text:p>
              </table:table-cell>
              <table:table-cell office:value-type="float" office:value="101450">
                <text:p>101450</text:p>
              </table:table-cell>
              <table:table-cell office:value-type="float" office:value="621.65">
                <text:p>621.6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20">
                <text:p>2220</text:p>
              </table:table-cell>
              <table:table-cell office:value-type="float" office:value="101500">
                <text:p>101500</text:p>
              </table:table-cell>
              <table:table-cell office:value-type="float" office:value="978.7">
                <text:p>978.7</text:p>
              </table:table-cell>
              <table:table-cell office:value-type="float" office:value="810.810810810811">
                <text:p>810.810810810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80">
                <text:p>2280</text:p>
              </table:table-cell>
              <table:table-cell office:value-type="float" office:value="101500">
                <text:p>101500</text:p>
              </table:table-cell>
              <table:table-cell office:value-type="float" office:value="832.15">
                <text:p>832.15</text:p>
              </table:table-cell>
              <table:table-cell office:value-type="float" office:value="789.473684210526">
                <text:p>789.473684210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40">
                <text:p>2340</text:p>
              </table:table-cell>
              <table:table-cell office:value-type="float" office:value="101450">
                <text:p>101450</text:p>
              </table:table-cell>
              <table:table-cell office:value-type="float" office:value="257.2">
                <text:p>257.2</text:p>
              </table:table-cell>
              <table:table-cell office:value-type="float" office:value="692.307692307692">
                <text:p>692.307692307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">
                <text:p>2400</text:p>
              </table:table-cell>
              <table:table-cell office:value-type="float" office:value="101400">
                <text:p>101400</text:p>
              </table:table-cell>
              <table:table-cell office:value-type="float" office:value="-231.55">
                <text:p>-231.5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60">
                <text:p>2460</text:p>
              </table:table-cell>
              <table:table-cell office:value-type="float" office:value="101400">
                <text:p>101400</text:p>
              </table:table-cell>
              <table:table-cell office:value-type="float" office:value="-197.2">
                <text:p>-197.2</text:p>
              </table:table-cell>
              <table:table-cell office:value-type="float" office:value="585.365853658537">
                <text:p>585.365853658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0">
                <text:p>2520</text:p>
              </table:table-cell>
              <table:table-cell office:value-type="float" office:value="101400">
                <text:p>101400</text:p>
              </table:table-cell>
              <table:table-cell office:value-type="float" office:value="-167.45">
                <text:p>-167.4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80">
                <text:p>2580</text:p>
              </table:table-cell>
              <table:table-cell office:value-type="float" office:value="101400">
                <text:p>101400</text:p>
              </table:table-cell>
              <table:table-cell office:value-type="float" office:value="-141.95">
                <text:p>-141.95</text:p>
              </table:table-cell>
              <table:table-cell office:value-type="float" office:value="558.139534883721">
                <text:p>558.1395348837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40">
                <text:p>2640</text:p>
              </table:table-cell>
              <table:table-cell office:value-type="float" office:value="101400">
                <text:p>101400</text:p>
              </table:table-cell>
              <table:table-cell office:value-type="float" office:value="-120.7">
                <text:p>-120.7</text:p>
              </table:table-cell>
              <table:table-cell office:value-type="float" office:value="545.454545454546">
                <text:p>545.454545454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00">
                <text:p>2700</text:p>
              </table:table-cell>
              <table:table-cell office:value-type="float" office:value="101400">
                <text:p>101400</text:p>
              </table:table-cell>
              <table:table-cell office:value-type="float" office:value="-102.85">
                <text:p>-102.85</text:p>
              </table:table-cell>
              <table:table-cell office:value-type="float" office:value="533.333333333333">
                <text:p>533.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60">
                <text:p>2760</text:p>
              </table:table-cell>
              <table:table-cell office:value-type="float" office:value="101450">
                <text:p>101450</text:p>
              </table:table-cell>
              <table:table-cell office:value-type="float" office:value="362.45">
                <text:p>362.45</text:p>
              </table:table-cell>
              <table:table-cell office:value-type="float" office:value="586.95652173913">
                <text:p>586.956521739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20">
                <text:p>2820</text:p>
              </table:table-cell>
              <table:table-cell office:value-type="float" office:value="101500">
                <text:p>101500</text:p>
              </table:table-cell>
              <table:table-cell office:value-type="float" office:value="757.7">
                <text:p>757.7</text:p>
              </table:table-cell>
              <table:table-cell office:value-type="float" office:value="638.297872340426">
                <text:p>638.297872340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80">
                <text:p>2880</text:p>
              </table:table-cell>
              <table:table-cell office:value-type="float" office:value="101550">
                <text:p>101550</text:p>
              </table:table-cell>
              <table:table-cell office:value-type="float" office:value="1094.3">
                <text:p>1094.3</text:p>
              </table:table-cell>
              <table:table-cell office:value-type="float" office:value="687.5">
                <text:p>687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40">
                <text:p>2940</text:p>
              </table:table-cell>
              <table:table-cell office:value-type="float" office:value="101580">
                <text:p>101580</text:p>
              </table:table-cell>
              <table:table-cell office:value-type="float" office:value="1199.9">
                <text:p>1199.9</text:p>
              </table:table-cell>
              <table:table-cell office:value-type="float" office:value="710.204081632653">
                <text:p>710.204081632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0">
                <text:p>3000</text:p>
              </table:table-cell>
              <table:table-cell office:value-type="float" office:value="101600">
                <text:p>101600</text:p>
              </table:table-cell>
              <table:table-cell office:value-type="float" office:value="1200">
                <text:p>120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0">
                <text:p>3060</text:p>
              </table:table-cell>
              <table:table-cell office:value-type="float" office:value="101650">
                <text:p>101650</text:p>
              </table:table-cell>
              <table:table-cell office:value-type="float" office:value="1470">
                <text:p>1470</text:p>
              </table:table-cell>
              <table:table-cell office:value-type="float" office:value="764.705882352941">
                <text:p>764.705882352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0">
                <text:p>3120</text:p>
              </table:table-cell>
              <table:table-cell office:value-type="float" office:value="101600">
                <text:p>101600</text:p>
              </table:table-cell>
              <table:table-cell office:value-type="float" office:value="799.5">
                <text:p>799.5</text:p>
              </table:table-cell>
              <table:table-cell office:value-type="float" office:value="692.307692307692">
                <text:p>692.307692307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80">
                <text:p>3180</text:p>
              </table:table-cell>
              <table:table-cell office:value-type="float" office:value="101600">
                <text:p>101600</text:p>
              </table:table-cell>
              <table:table-cell office:value-type="float" office:value="680">
                <text:p>680</text:p>
              </table:table-cell>
              <table:table-cell office:value-type="float" office:value="679.245283018868">
                <text:p>679.245283018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40">
                <text:p>3240</text:p>
              </table:table-cell>
              <table:table-cell office:value-type="float" office:value="101600">
                <text:p>101600</text:p>
              </table:table-cell>
              <table:table-cell office:value-type="float" office:value="578">
                <text:p>578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00">
                <text:p>3300</text:p>
              </table:table-cell>
              <table:table-cell office:value-type="float" office:value="101600">
                <text:p>101600</text:p>
              </table:table-cell>
              <table:table-cell office:value-type="float" office:value="491.3">
                <text:p>491.3</text:p>
              </table:table-cell>
              <table:table-cell office:value-type="float" office:value="654.545454545455">
                <text:p>654.545454545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60">
                <text:p>3360</text:p>
              </table:table-cell>
              <table:table-cell office:value-type="float" office:value="101580">
                <text:p>101580</text:p>
              </table:table-cell>
              <table:table-cell office:value-type="float" office:value="237.35">
                <text:p>237.35</text:p>
              </table:table-cell>
              <table:table-cell office:value-type="float" office:value="621.428571428571">
                <text:p>621.428571428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20">
                <text:p>3420</text:p>
              </table:table-cell>
              <table:table-cell office:value-type="float" office:value="101610">
                <text:p>101610</text:p>
              </table:table-cell>
              <table:table-cell office:value-type="float" office:value="471.45">
                <text:p>471.45</text:p>
              </table:table-cell>
              <table:table-cell office:value-type="float" office:value="642.105263157895">
                <text:p>642.105263157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80">
                <text:p>3480</text:p>
              </table:table-cell>
              <table:table-cell office:value-type="float" office:value="101620">
                <text:p>101620</text:p>
              </table:table-cell>
              <table:table-cell office:value-type="float" office:value="490.35">
                <text:p>490.35</text:p>
              </table:table-cell>
              <table:table-cell office:value-type="float" office:value="641.379310344828">
                <text:p>641.379310344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40">
                <text:p>3540</text:p>
              </table:table-cell>
              <table:table-cell office:value-type="float" office:value="101610">
                <text:p>101610</text:p>
              </table:table-cell>
              <table:table-cell office:value-type="float" office:value="326.5">
                <text:p>326.5</text:p>
              </table:table-cell>
              <table:table-cell office:value-type="float" office:value="620.338983050847">
                <text:p>620.338983050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0">
                <text:p>3600</text:p>
              </table:table-cell>
              <table:table-cell office:value-type="float" office:value="101600">
                <text:p>101600</text:p>
              </table:table-cell>
              <table:table-cell office:value-type="float" office:value="187.95">
                <text:p>187.95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